
<file path=META-INF/manifest.xml><?xml version="1.0" encoding="utf-8"?>
<manifest:manifest xmlns:manifest="urn:oasis:names:tc:opendocument:xmlns:manifest:1.0">
  <manifest:file-entry manifest:full-path="Object 2/" manifest:media-type="application/vnd.oasis.opendocument.formula"/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0">
      <style:graphic-properties draw:fill="none" draw:stroke="solid" svg:stroke-width="0in" svg:stroke-color="#000000" draw:marker-end="a619" svg:stroke-opacity="100%" draw:stroke-linejoin="miter" svg:stroke-linecap="butt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071136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5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071136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8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477b8" draw:opacity="3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84">
      <style:graphic-properties style:vertical-pos="middl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52">
      <style:graphic-properties draw:fill="none" draw:stroke="solid" svg:stroke-width="0in" svg:stroke-color="#000000" draw:marker-end="a551" svg:stroke-opacity="100%" draw:stroke-linejoin="miter" svg:stroke-linecap="butt"/>
    </style:style>
    <style:style style:family="graphic" style:name="a554">
      <style:graphic-properties draw:fill="none" draw:stroke="solid" svg:stroke-width="0in" svg:stroke-color="#000000" draw:marker-end="a553" svg:stroke-opacity="100%" draw:stroke-linejoin="miter" svg:stroke-linecap="butt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 Roman 12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 Roman 12" style:font-family-asian="AR PL SungtiL GB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 Roman 12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draw:fill="solid" draw:fill-color="#729fcf" draw:opacity="100%" draw:stroke="solid" svg:stroke-width="0.02778in" svg:stroke-color="#3465a4" svg:stroke-opacity="100%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9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65c295" draw:opacity="5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9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 Roman 12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 Roman 12" style:font-family-asian="AR PL SungtiL GB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0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5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 Roman 12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00b6bd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5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65c295" draw:opacity="5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00b6bd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drawing-page" style:name="a5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1">
      <style:graphic-properties draw:fill="none" draw:stroke="solid" svg:stroke-width="0in" svg:stroke-color="#000000" draw:marker-end="a610" svg:stroke-opacity="100%" draw:stroke-linejoin="miter" svg:stroke-linecap="butt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8">
      <style:graphic-properties fo:wrap-option="no-wrap" fo:padding-top="0.05906in" fo:padding-bottom="0.05906in" fo:padding-left="0.10827in" fo:padding-right="0.10827in" draw:textarea-vertical-align="middle" draw:textarea-horizontal-align="left" draw:fill="solid" draw:fill-color="#adc5e7" draw:opacity="10%" draw:stroke="solid" svg:stroke-width="0.02008in" svg:stroke-color="#0d1f63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15">
      <style:graphic-properties style:vertical-pos="middl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71">
      <style:graphic-properties draw:fill="none" draw:stroke="solid" svg:stroke-width="0in" svg:stroke-color="#000000" draw:marker-end="a570" svg:stroke-opacity="100%" draw:stroke-linejoin="miter" svg:stroke-linecap="butt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</office:automatic-styles>
  <office:body>
    <office:presentation>
      <draw:page draw:name="page1" draw:style-name="a535" draw:master-page-name="Master1-Layout7-blank-Leer" presentation:presentation-page-layout-name="Master1-PPL7" draw:id="Slide-256">
        <draw:custom-shape svg:x="1.27677in" svg:y="0.1in" svg:width="5.9in" svg:height="2.8in" draw:id="id73" draw:style-name="a538" draw:name="Freihandform 25">
          <svg:title/>
          <svg:desc/>
          <text:p text:style-name="a537" text:class-names="" text:cond-style-name=""><text:span text:style-name="a536" text:class-names=""/></text:p>
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0 * ?f2"/>
            <draw:equation draw:name="f10" draw:formula="?f4 * ?f0"/>
            <draw:equation draw:name="f11" draw:formula="?f7 * ?f0"/>
            <draw:equation draw:name="f12" draw:formula="?f5 - ?f4"/>
            <draw:equation draw:name="f13" draw:formula="?f9 / ?f3"/>
            <draw:equation draw:name="f14" draw:formula="?f10 / ?f3"/>
            <draw:equation draw:name="f15" draw:formula="?f11 / ?f3"/>
            <draw:equation draw:name="f16" draw:formula="?f12 / 21600"/>
            <draw:equation draw:name="f17" draw:formula="0 - ?f13"/>
            <draw:equation draw:name="f18" draw:formula="?f14 - ?f1"/>
            <draw:equation draw:name="f19" draw:formula="?f15 - ?f1"/>
            <draw:equation draw:name="f20" draw:formula="3163 * ?f16"/>
            <draw:equation draw:name="f21" draw:formula="18437 * ?f16"/>
            <draw:equation draw:name="f22" draw:formula="10800 * ?f16"/>
            <draw:equation draw:name="f23" draw:formula="0 * ?f16"/>
            <draw:equation draw:name="f24" draw:formula="21600 * ?f16"/>
            <draw:equation draw:name="f25" draw:formula="?f17 * ?f0"/>
            <draw:equation draw:name="f26" draw:formula="?f19 - ?f18"/>
            <draw:equation draw:name="f27" draw:formula="?f25 / ?f2"/>
            <draw:equation draw:name="f28" draw:formula="?f22 / ?f16"/>
            <draw:equation draw:name="f29" draw:formula="?f23 / ?f16"/>
            <draw:equation draw:name="f30" draw:formula="?f20 / ?f16"/>
            <draw:equation draw:name="f31" draw:formula="?f21 / ?f16"/>
            <draw:equation draw:name="f32" draw:formula="?f24 / ?f16"/>
            <draw:equation draw:name="f33" draw:formula="?f27 - ?f1"/>
            <draw:equation draw:name="f34" draw:formula="?f33 + ?f1"/>
            <draw:equation draw:name="f35" draw:formula="?f34 * ?f2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0 - ?f39"/>
            <draw:equation draw:name="f44" draw:formula="0 - ?f42"/>
            <draw:equation draw:name="f45" draw:formula="10800 * ?f43"/>
            <draw:equation draw:name="f46" draw:formula="10800 * ?f44"/>
            <draw:equation draw:name="f47" draw:formula="?f45 * ?f45"/>
            <draw:equation draw:name="f48" draw:formula="?f46 * ?f46"/>
            <draw:equation draw:name="f49" draw:formula="?f47 + ?f48"/>
            <draw:equation draw:name="f50" draw:formula="sqrt(?f49)"/>
            <draw:equation draw:name="f51" draw:formula="?f6 / ?f50"/>
            <draw:equation draw:name="f52" draw:formula="?f43 * ?f51"/>
            <draw:equation draw:name="f53" draw:formula="?f44 * ?f51"/>
            <draw:equation draw:name="f54" draw:formula="10800 - ?f52"/>
            <draw:equation draw:name="f55" draw:formula="10800 - ?f53"/>
            <draw:equation draw:name="f56" draw:formula="21550000 - ?f26"/>
            <draw:equation draw:name="f57" draw:formula="if(?f56, ?f26, 21550000)"/>
            <draw:equation draw:name="f58" draw:formula="-21550000 - ?f57"/>
            <draw:equation draw:name="f59" draw:formula="if(?f58, -21550000, ?f57)"/>
            <draw:equation draw:name="f60" draw:formula="?f18 + ?f59"/>
            <draw:equation draw:name="f61" draw:formula="?f18 + ?f1"/>
            <draw:equation draw:name="f62" draw:formula="?f61 * ?f2 / ?f0"/>
            <draw:equation draw:name="f63" draw:formula="0 - ?f62"/>
            <draw:equation draw:name="f64" draw:formula="cos(?f63)"/>
            <draw:equation draw:name="f65" draw:formula="0 - ?f64"/>
            <draw:equation draw:name="f66" draw:formula="?f65 * ?f8"/>
            <draw:equation draw:name="f67" draw:formula="sin(?f63)"/>
            <draw:equation draw:name="f68" draw:formula="0 - ?f67"/>
            <draw:equation draw:name="f69" draw:formula="?f68 * ?f8"/>
            <draw:equation draw:name="f70" draw:formula="sqrt(?f66 * ?f66 + ?f69 * ?f69 + 0 * 0)"/>
            <draw:equation draw:name="f71" draw:formula="?f8 * ?f8 / ?f70"/>
            <draw:equation draw:name="f72" draw:formula="?f68 * ?f71"/>
            <draw:equation draw:name="f73" draw:formula="?f54 - ?f72"/>
            <draw:equation draw:name="f74" draw:formula="?f65 * ?f71"/>
            <draw:equation draw:name="f75" draw:formula="?f55 - ?f74"/>
            <draw:equation draw:name="f76" draw:formula="?f73 - ?f8"/>
            <draw:equation draw:name="f77" draw:formula="?f75 - ?f8"/>
            <draw:equation draw:name="f78" draw:formula="?f73 + ?f8"/>
            <draw:equation draw:name="f79" draw:formula="?f75 + ?f8"/>
            <draw:equation draw:name="f80" draw:formula="?f60 + ?f1"/>
            <draw:equation draw:name="f81" draw:formula="?f80 * ?f2 / ?f0"/>
            <draw:equation draw:name="f82" draw:formula="0 - ?f81"/>
            <draw:equation draw:name="f83" draw:formula="cos(?f82)"/>
            <draw:equation draw:name="f84" draw:formula="0 - ?f83"/>
            <draw:equation draw:name="f85" draw:formula="?f84 * ?f8"/>
            <draw:equation draw:name="f86" draw:formula="sin(?f82)"/>
            <draw:equation draw:name="f87" draw:formula="0 - ?f86"/>
            <draw:equation draw:name="f88" draw:formula="?f87 * ?f8"/>
            <draw:equation draw:name="f89" draw:formula="sqrt(?f85 * ?f85 + ?f88 * ?f88 + 0 * 0)"/>
            <draw:equation draw:name="f90" draw:formula="?f8 * ?f8 / ?f89"/>
            <draw:equation draw:name="f91" draw:formula="?f87 * ?f90"/>
            <draw:equation draw:name="f92" draw:formula="?f73 + ?f91"/>
            <draw:equation draw:name="f93" draw:formula="?f84 * ?f90"/>
            <draw:equation draw:name="f94" draw:formula="?f75 + ?f93"/>
            <draw:equation draw:name="f95" draw:formula="if(?f59, ?f54, ?f76)"/>
            <draw:equation draw:name="f96" draw:formula="if(?f59, ?f55, ?f77)"/>
            <draw:equation draw:name="f97" draw:formula="if(?f59, ?f54, ?f78)"/>
            <draw:equation draw:name="f98" draw:formula="if(?f59, ?f55, ?f79)"/>
            <draw:equation draw:name="f99" draw:formula="if(?f59, ?f76, ?f92)"/>
            <draw:equation draw:name="f100" draw:formula="if(?f59, ?f77, ?f94)"/>
            <draw:equation draw:name="f101" draw:formula="if(?f59, ?f78, ?f92)"/>
            <draw:equation draw:name="f102" draw:formula="if(?f59, ?f79, ?f94)"/>
          </draw:enhanced-geometry>
        </draw:custom-shape>
        <draw:frame draw:id="id74" draw:style-name="a541" draw:name="Textfeld 1" svg:x="6.45354in" svg:y="5.57244in" svg:width="0.45945in" svg:height="0.37559in">
          <draw:text-box>
            <text:p text:style-name="a540" text:class-names="" text:cond-style-name=""><text:span text:style-name="a539" text:class-names=""><text:s text:c="1"/></text:span></text:p>
          </draw:text-box>
          <svg:title/>
          <svg:desc/>
        </draw:frame>
        <draw:custom-shape svg:x="1.81772in" svg:y="3.79961in" svg:width="2.8in" svg:height="0.3in" draw:id="id75" draw:style-name="a544" draw:name="Freihandform 2">
          <svg:title/>
          <svg:desc/>
          <text:p text:style-name="a543" text:class-names="" text:cond-style-name=""><text:span text:style-name="a542" text:class-names="">Train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6.95in" svg:y="3.79961in" svg:width="1.7252in" svg:height="0.3in" draw:id="id76" draw:style-name="a547" draw:name="Freihandform 3">
          <svg:title/>
          <svg:desc/>
          <text:p text:style-name="a546" text:class-names="" text:cond-style-name=""><text:span text:style-name="a545" text:class-names="">Test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4.82402in" svg:y="3.79961in" svg:width="1.7252in" svg:height="0.3in" draw:id="id77" draw:style-name="a550" draw:name="Freihandform 4">
          <svg:title/>
          <svg:desc/>
          <text:p text:style-name="a549" text:class-names="" text:cond-style-name=""><text:span text:style-name="a548" text:class-names="">Valid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curve" svg:x1="3.21772in" svg:y1="4.09961in" svg:x2="4.3559in" svg:y2="5.13898in" draw:end-shape="id78" draw:end-glue-point="4" draw:id="id79" draw:style-name="a552" draw:name="Gekrümmter Verbinder 5">
          <svg:title/>
          <svg:desc/>
        </draw:connector>
        <draw:connector draw:type="curve" svg:x1="4.50157in" svg:y1="3.95393in" draw:start-shape="id77" draw:start-glue-point="2" svg:x2="5.54094in" svg:y2="5.28466in" draw:end-shape="id78" draw:end-glue-point="4" draw:id="id80" draw:style-name="a554" draw:transform="translate(-5.02126in -4.61929in) rotate(-1.5708) translate(5.02126in 4.61929in)" draw:name="Gekrümmter Verbinder 6">
          <svg:title/>
          <svg:desc/>
        </draw:connector>
        <draw:custom-shape svg:x="3.35472in" svg:y="5.13898in" svg:width="2.00236in" svg:height="1.01181in" draw:id="id78" draw:style-name="a561" draw:name="Freihandform 7">
          <svg:title/>
          <svg:desc/>
          <text:p text:style-name="a557" text:class-names="" text:cond-style-name=""><text:span text:style-name="a555" text:class-names="">Fit I</text:span><text:span text:style-name="a556" text:class-names=""/></text:p>
          <text:p text:style-name="a560" text:class-names="" text:cond-style-name=""><text:span text:style-name="a558" text:class-names=""><text:s text:c="1"/>with<text:s text:c="1"/></text:span><text:span text:style-name="a559" text:class-names="">λ</text:span></text:p>
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0 * ?f2"/>
            <draw:equation draw:name="f10" draw:formula="?f4 * ?f0"/>
            <draw:equation draw:name="f11" draw:formula="?f7 * ?f0"/>
            <draw:equation draw:name="f12" draw:formula="?f5 - ?f4"/>
            <draw:equation draw:name="f13" draw:formula="?f9 / ?f3"/>
            <draw:equation draw:name="f14" draw:formula="?f10 / ?f3"/>
            <draw:equation draw:name="f15" draw:formula="?f11 / ?f3"/>
            <draw:equation draw:name="f16" draw:formula="?f12 / 21600"/>
            <draw:equation draw:name="f17" draw:formula="0 - ?f13"/>
            <draw:equation draw:name="f18" draw:formula="?f14 - ?f1"/>
            <draw:equation draw:name="f19" draw:formula="?f15 - ?f1"/>
            <draw:equation draw:name="f20" draw:formula="3163 * ?f16"/>
            <draw:equation draw:name="f21" draw:formula="18437 * ?f16"/>
            <draw:equation draw:name="f22" draw:formula="10800 * ?f16"/>
            <draw:equation draw:name="f23" draw:formula="0 * ?f16"/>
            <draw:equation draw:name="f24" draw:formula="21600 * ?f16"/>
            <draw:equation draw:name="f25" draw:formula="?f17 * ?f0"/>
            <draw:equation draw:name="f26" draw:formula="?f19 - ?f18"/>
            <draw:equation draw:name="f27" draw:formula="?f25 / ?f2"/>
            <draw:equation draw:name="f28" draw:formula="?f22 / ?f16"/>
            <draw:equation draw:name="f29" draw:formula="?f23 / ?f16"/>
            <draw:equation draw:name="f30" draw:formula="?f20 / ?f16"/>
            <draw:equation draw:name="f31" draw:formula="?f21 / ?f16"/>
            <draw:equation draw:name="f32" draw:formula="?f24 / ?f16"/>
            <draw:equation draw:name="f33" draw:formula="?f27 - ?f1"/>
            <draw:equation draw:name="f34" draw:formula="?f33 + ?f1"/>
            <draw:equation draw:name="f35" draw:formula="?f34 * ?f2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0 - ?f39"/>
            <draw:equation draw:name="f44" draw:formula="0 - ?f42"/>
            <draw:equation draw:name="f45" draw:formula="10800 * ?f43"/>
            <draw:equation draw:name="f46" draw:formula="10800 * ?f44"/>
            <draw:equation draw:name="f47" draw:formula="?f45 * ?f45"/>
            <draw:equation draw:name="f48" draw:formula="?f46 * ?f46"/>
            <draw:equation draw:name="f49" draw:formula="?f47 + ?f48"/>
            <draw:equation draw:name="f50" draw:formula="sqrt(?f49)"/>
            <draw:equation draw:name="f51" draw:formula="?f6 / ?f50"/>
            <draw:equation draw:name="f52" draw:formula="?f43 * ?f51"/>
            <draw:equation draw:name="f53" draw:formula="?f44 * ?f51"/>
            <draw:equation draw:name="f54" draw:formula="10800 - ?f52"/>
            <draw:equation draw:name="f55" draw:formula="10800 - ?f53"/>
            <draw:equation draw:name="f56" draw:formula="21550000 - ?f26"/>
            <draw:equation draw:name="f57" draw:formula="if(?f56, ?f26, 21550000)"/>
            <draw:equation draw:name="f58" draw:formula="-21550000 - ?f57"/>
            <draw:equation draw:name="f59" draw:formula="if(?f58, -21550000, ?f57)"/>
            <draw:equation draw:name="f60" draw:formula="?f18 + ?f59"/>
            <draw:equation draw:name="f61" draw:formula="?f18 + ?f1"/>
            <draw:equation draw:name="f62" draw:formula="?f61 * ?f2 / ?f0"/>
            <draw:equation draw:name="f63" draw:formula="0 - ?f62"/>
            <draw:equation draw:name="f64" draw:formula="cos(?f63)"/>
            <draw:equation draw:name="f65" draw:formula="0 - ?f64"/>
            <draw:equation draw:name="f66" draw:formula="?f65 * ?f8"/>
            <draw:equation draw:name="f67" draw:formula="sin(?f63)"/>
            <draw:equation draw:name="f68" draw:formula="0 - ?f67"/>
            <draw:equation draw:name="f69" draw:formula="?f68 * ?f8"/>
            <draw:equation draw:name="f70" draw:formula="sqrt(?f66 * ?f66 + ?f69 * ?f69 + 0 * 0)"/>
            <draw:equation draw:name="f71" draw:formula="?f8 * ?f8 / ?f70"/>
            <draw:equation draw:name="f72" draw:formula="?f68 * ?f71"/>
            <draw:equation draw:name="f73" draw:formula="?f54 - ?f72"/>
            <draw:equation draw:name="f74" draw:formula="?f65 * ?f71"/>
            <draw:equation draw:name="f75" draw:formula="?f55 - ?f74"/>
            <draw:equation draw:name="f76" draw:formula="?f73 - ?f8"/>
            <draw:equation draw:name="f77" draw:formula="?f75 - ?f8"/>
            <draw:equation draw:name="f78" draw:formula="?f73 + ?f8"/>
            <draw:equation draw:name="f79" draw:formula="?f75 + ?f8"/>
            <draw:equation draw:name="f80" draw:formula="?f60 + ?f1"/>
            <draw:equation draw:name="f81" draw:formula="?f80 * ?f2 / ?f0"/>
            <draw:equation draw:name="f82" draw:formula="0 - ?f81"/>
            <draw:equation draw:name="f83" draw:formula="cos(?f82)"/>
            <draw:equation draw:name="f84" draw:formula="0 - ?f83"/>
            <draw:equation draw:name="f85" draw:formula="?f84 * ?f8"/>
            <draw:equation draw:name="f86" draw:formula="sin(?f82)"/>
            <draw:equation draw:name="f87" draw:formula="0 - ?f86"/>
            <draw:equation draw:name="f88" draw:formula="?f87 * ?f8"/>
            <draw:equation draw:name="f89" draw:formula="sqrt(?f85 * ?f85 + ?f88 * ?f88 + 0 * 0)"/>
            <draw:equation draw:name="f90" draw:formula="?f8 * ?f8 / ?f89"/>
            <draw:equation draw:name="f91" draw:formula="?f87 * ?f90"/>
            <draw:equation draw:name="f92" draw:formula="?f73 + ?f91"/>
            <draw:equation draw:name="f93" draw:formula="?f84 * ?f90"/>
            <draw:equation draw:name="f94" draw:formula="?f75 + ?f93"/>
            <draw:equation draw:name="f95" draw:formula="if(?f59, ?f54, ?f76)"/>
            <draw:equation draw:name="f96" draw:formula="if(?f59, ?f55, ?f77)"/>
            <draw:equation draw:name="f97" draw:formula="if(?f59, ?f54, ?f78)"/>
            <draw:equation draw:name="f98" draw:formula="if(?f59, ?f55, ?f79)"/>
            <draw:equation draw:name="f99" draw:formula="if(?f59, ?f76, ?f92)"/>
            <draw:equation draw:name="f100" draw:formula="if(?f59, ?f77, ?f94)"/>
            <draw:equation draw:name="f101" draw:formula="if(?f59, ?f78, ?f92)"/>
            <draw:equation draw:name="f102" draw:formula="if(?f59, ?f79, ?f94)"/>
          </draw:enhanced-geometry>
        </draw:custom-shape>
        <draw:custom-shape svg:x="5.49646in" svg:y="5.51496in" svg:width="0.4in" svg:height="0.3in" draw:id="id81" draw:style-name="a564" draw:name="Freihandform 8">
          <svg:title/>
          <svg:desc/>
          <text:p text:style-name="a563" text:class-names="" text:cond-style-name=""><text:span text:style-name="a562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0 ?f12 ?f21 ?f15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?f16 * ?f12"/>
            <draw:equation draw:name="f19" draw:formula="?f18 / 10800"/>
            <draw:equation draw:name="f20" draw:formula="?f17 / ?f14"/>
            <draw:equation draw:name="f21" draw:formula="?f11 + ?f19"/>
            <draw:equation draw:name="f22" draw:formula="$0 / ?f6"/>
            <draw:equation draw:name="f23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5.99331in" svg:y="5.36024in" svg:width="1.3in" svg:height="0.59055in" draw:id="id82" draw:style-name="a569" draw:name="Freihandform 9">
          <svg:title/>
          <svg:desc/>
          <text:p text:style-name="a566" text:class-names="" text:cond-style-name=""><text:span text:style-name="a565" text:class-names="">Best</text:span></text:p>
          <text:p text:style-name="a568" text:class-names="" text:cond-style-name=""><text:span text:style-name="a567" text:class-names="">Model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6.64331in" svg:y1="5.36024in" draw:start-shape="id82" draw:start-glue-point="0" svg:x2="7.8126in" svg:y2="4.09961in" draw:end-shape="id76" draw:end-glue-point="2" draw:id="id83" draw:style-name="a571" draw:name="Gerade Verbindung mit Pfeil 10">
          <svg:title/>
          <svg:desc/>
        </draw:connector>
        <draw:frame draw:id="id84" draw:style-name="a574" draw:name="Textfeld 11" svg:x="7.19961in" svg:y="4.63898in" svg:width="0.9748in" svg:height="0.37559in">
          <draw:text-box>
            <text:p text:style-name="a573" text:class-names="" text:cond-style-name=""><text:span text:style-name="a572" text:class-names="">Predict</text:span></text:p>
          </draw:text-box>
          <svg:title/>
          <svg:desc/>
        </draw:frame>
        <draw:frame draw:id="id85" draw:style-name="a577" draw:name="Textfeld 12" svg:x="4.59961in" svg:y="5.65079in" svg:width="0.3in" svg:height="0.37559in">
          <draw:text-box>
            <text:p text:style-name="a576" text:class-names="" text:cond-style-name=""><text:span text:style-name="a575" text:class-names="">*</text:span></text:p>
          </draw:text-box>
          <svg:title/>
          <svg:desc/>
        </draw:frame>
        <draw:custom-shape svg:x="1.49961in" svg:y="3.07835in" svg:width="5.2in" svg:height="1.42126in" draw:id="id86" draw:style-name="a580" draw:name="Freihandform 13">
          <svg:title/>
          <svg:desc/>
          <text:p text:style-name="a579" text:class-names="" text:cond-style-name=""><text:span text:style-name="a578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87" draw:style-name="a583" draw:name="Textfeld 14" svg:x="1.50354in" svg:y="3.10591in" svg:width="2.84016in" svg:height="0.37559in">
          <draw:text-box>
            <text:p text:style-name="a582" text:class-names="" text:cond-style-name=""><text:span text:style-name="a581" text:class-names="">Data for final model fit</text:span></text:p>
          </draw:text-box>
          <svg:title/>
          <svg:desc/>
        </draw:frame>
        <draw:frame draw:id="id88" draw:style-name="a587" draw:name="Textfeld 15" svg:x="7.05315in" svg:y="5.55079in" svg:width="0.24016in" svg:height="0.27992in">
          <draw:text-box>
            <text:p text:style-name="a586" text:class-names="" text:cond-style-name=""><draw:frame draw:style-name="a584" text:anchor-type="as-char" svg:x="1174.08576in" svg:y="0in" svg:width="0.21389in" svg:height="0.31688in" style:rel-width="scale" style:rel-height="scale"><draw:object xlink:href="Object 1/" xlink:type="simple" xlink:show="embed" xlink:actuate="onLoad"/></draw:frame><text:span text:style-name="a585" text:class-names=""/></text:p>
          </draw:text-box>
          <svg:title/>
          <svg:desc/>
        </draw:frame>
        <draw:custom-shape svg:x="2.07677in" svg:y="0.87835in" svg:width="2.8in" svg:height="0.3in" draw:id="id89" draw:style-name="a590" draw:name="Freihandform 16">
          <svg:title/>
          <svg:desc/>
          <text:p text:style-name="a589" text:class-names="" text:cond-style-name=""><text:span text:style-name="a588" text:class-names="">Train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4.97677in" svg:y="0.89961in" svg:width="1.7252in" svg:height="0.3in" draw:id="id90" draw:style-name="a593" draw:name="Freihandform 17">
          <svg:title/>
          <svg:desc/>
          <text:p text:style-name="a592" text:class-names="" text:cond-style-name=""><text:span text:style-name="a591" text:class-names="">Valid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97677in" svg:y="1.71772in" svg:width="1.06299in" svg:height="0.98189in" draw:id="id91" draw:style-name="a601" draw:name="Freihandform 18">
          <svg:title/>
          <svg:desc/>
          <text:p text:style-name="a596" text:class-names="" text:cond-style-name=""><text:span text:style-name="a594" text:class-names=""><text:s text:c="1"/>Fit<text:s text:c="1"/></text:span><text:span text:style-name="a595" text:class-names="">I</text:span></text:p>
          <text:p text:style-name="a600" text:class-names="" text:cond-style-name=""><text:span text:style-name="a597" text:class-names=""><text:s text:c="1"/>with<text:s text:c="1"/></text:span><text:span text:style-name="a598" text:class-names="">λ</text:span><text:span text:style-name="a599" text:class-names=""/></text:p>
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0 * ?f2"/>
            <draw:equation draw:name="f10" draw:formula="?f4 * ?f0"/>
            <draw:equation draw:name="f11" draw:formula="?f7 * ?f0"/>
            <draw:equation draw:name="f12" draw:formula="?f5 - ?f4"/>
            <draw:equation draw:name="f13" draw:formula="?f9 / ?f3"/>
            <draw:equation draw:name="f14" draw:formula="?f10 / ?f3"/>
            <draw:equation draw:name="f15" draw:formula="?f11 / ?f3"/>
            <draw:equation draw:name="f16" draw:formula="?f12 / 21600"/>
            <draw:equation draw:name="f17" draw:formula="0 - ?f13"/>
            <draw:equation draw:name="f18" draw:formula="?f14 - ?f1"/>
            <draw:equation draw:name="f19" draw:formula="?f15 - ?f1"/>
            <draw:equation draw:name="f20" draw:formula="3163 * ?f16"/>
            <draw:equation draw:name="f21" draw:formula="18437 * ?f16"/>
            <draw:equation draw:name="f22" draw:formula="10800 * ?f16"/>
            <draw:equation draw:name="f23" draw:formula="0 * ?f16"/>
            <draw:equation draw:name="f24" draw:formula="21600 * ?f16"/>
            <draw:equation draw:name="f25" draw:formula="?f17 * ?f0"/>
            <draw:equation draw:name="f26" draw:formula="?f19 - ?f18"/>
            <draw:equation draw:name="f27" draw:formula="?f25 / ?f2"/>
            <draw:equation draw:name="f28" draw:formula="?f22 / ?f16"/>
            <draw:equation draw:name="f29" draw:formula="?f23 / ?f16"/>
            <draw:equation draw:name="f30" draw:formula="?f20 / ?f16"/>
            <draw:equation draw:name="f31" draw:formula="?f21 / ?f16"/>
            <draw:equation draw:name="f32" draw:formula="?f24 / ?f16"/>
            <draw:equation draw:name="f33" draw:formula="?f27 - ?f1"/>
            <draw:equation draw:name="f34" draw:formula="?f33 + ?f1"/>
            <draw:equation draw:name="f35" draw:formula="?f34 * ?f2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0 - ?f39"/>
            <draw:equation draw:name="f44" draw:formula="0 - ?f42"/>
            <draw:equation draw:name="f45" draw:formula="10800 * ?f43"/>
            <draw:equation draw:name="f46" draw:formula="10800 * ?f44"/>
            <draw:equation draw:name="f47" draw:formula="?f45 * ?f45"/>
            <draw:equation draw:name="f48" draw:formula="?f46 * ?f46"/>
            <draw:equation draw:name="f49" draw:formula="?f47 + ?f48"/>
            <draw:equation draw:name="f50" draw:formula="sqrt(?f49)"/>
            <draw:equation draw:name="f51" draw:formula="?f6 / ?f50"/>
            <draw:equation draw:name="f52" draw:formula="?f43 * ?f51"/>
            <draw:equation draw:name="f53" draw:formula="?f44 * ?f51"/>
            <draw:equation draw:name="f54" draw:formula="10800 - ?f52"/>
            <draw:equation draw:name="f55" draw:formula="10800 - ?f53"/>
            <draw:equation draw:name="f56" draw:formula="21550000 - ?f26"/>
            <draw:equation draw:name="f57" draw:formula="if(?f56, ?f26, 21550000)"/>
            <draw:equation draw:name="f58" draw:formula="-21550000 - ?f57"/>
            <draw:equation draw:name="f59" draw:formula="if(?f58, -21550000, ?f57)"/>
            <draw:equation draw:name="f60" draw:formula="?f18 + ?f59"/>
            <draw:equation draw:name="f61" draw:formula="?f18 + ?f1"/>
            <draw:equation draw:name="f62" draw:formula="?f61 * ?f2 / ?f0"/>
            <draw:equation draw:name="f63" draw:formula="0 - ?f62"/>
            <draw:equation draw:name="f64" draw:formula="cos(?f63)"/>
            <draw:equation draw:name="f65" draw:formula="0 - ?f64"/>
            <draw:equation draw:name="f66" draw:formula="?f65 * ?f8"/>
            <draw:equation draw:name="f67" draw:formula="sin(?f63)"/>
            <draw:equation draw:name="f68" draw:formula="0 - ?f67"/>
            <draw:equation draw:name="f69" draw:formula="?f68 * ?f8"/>
            <draw:equation draw:name="f70" draw:formula="sqrt(?f66 * ?f66 + ?f69 * ?f69 + 0 * 0)"/>
            <draw:equation draw:name="f71" draw:formula="?f8 * ?f8 / ?f70"/>
            <draw:equation draw:name="f72" draw:formula="?f68 * ?f71"/>
            <draw:equation draw:name="f73" draw:formula="?f54 - ?f72"/>
            <draw:equation draw:name="f74" draw:formula="?f65 * ?f71"/>
            <draw:equation draw:name="f75" draw:formula="?f55 - ?f74"/>
            <draw:equation draw:name="f76" draw:formula="?f73 - ?f8"/>
            <draw:equation draw:name="f77" draw:formula="?f75 - ?f8"/>
            <draw:equation draw:name="f78" draw:formula="?f73 + ?f8"/>
            <draw:equation draw:name="f79" draw:formula="?f75 + ?f8"/>
            <draw:equation draw:name="f80" draw:formula="?f60 + ?f1"/>
            <draw:equation draw:name="f81" draw:formula="?f80 * ?f2 / ?f0"/>
            <draw:equation draw:name="f82" draw:formula="0 - ?f81"/>
            <draw:equation draw:name="f83" draw:formula="cos(?f82)"/>
            <draw:equation draw:name="f84" draw:formula="0 - ?f83"/>
            <draw:equation draw:name="f85" draw:formula="?f84 * ?f8"/>
            <draw:equation draw:name="f86" draw:formula="sin(?f82)"/>
            <draw:equation draw:name="f87" draw:formula="0 - ?f86"/>
            <draw:equation draw:name="f88" draw:formula="?f87 * ?f8"/>
            <draw:equation draw:name="f89" draw:formula="sqrt(?f85 * ?f85 + ?f88 * ?f88 + 0 * 0)"/>
            <draw:equation draw:name="f90" draw:formula="?f8 * ?f8 / ?f89"/>
            <draw:equation draw:name="f91" draw:formula="?f87 * ?f90"/>
            <draw:equation draw:name="f92" draw:formula="?f73 + ?f91"/>
            <draw:equation draw:name="f93" draw:formula="?f84 * ?f90"/>
            <draw:equation draw:name="f94" draw:formula="?f75 + ?f93"/>
            <draw:equation draw:name="f95" draw:formula="if(?f59, ?f54, ?f76)"/>
            <draw:equation draw:name="f96" draw:formula="if(?f59, ?f55, ?f77)"/>
            <draw:equation draw:name="f97" draw:formula="if(?f59, ?f54, ?f78)"/>
            <draw:equation draw:name="f98" draw:formula="if(?f59, ?f55, ?f79)"/>
            <draw:equation draw:name="f99" draw:formula="if(?f59, ?f76, ?f92)"/>
            <draw:equation draw:name="f100" draw:formula="if(?f59, ?f77, ?f94)"/>
            <draw:equation draw:name="f101" draw:formula="if(?f59, ?f78, ?f92)"/>
            <draw:equation draw:name="f102" draw:formula="if(?f59, ?f79, ?f94)"/>
          </draw:enhanced-geometry>
        </draw:custom-shape>
        <draw:custom-shape svg:x="4.17638in" svg:y="1.99961in" svg:width="0.4in" svg:height="0.3in" draw:id="id92" draw:style-name="a604" draw:name="Freihandform 19">
          <svg:title/>
          <svg:desc/>
          <text:p text:style-name="a603" text:class-names="" text:cond-style-name=""><text:span text:style-name="a602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0 ?f12 ?f21 ?f15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?f16 * ?f12"/>
            <draw:equation draw:name="f19" draw:formula="?f18 / 10800"/>
            <draw:equation draw:name="f20" draw:formula="?f17 / ?f14"/>
            <draw:equation draw:name="f21" draw:formula="?f11 + ?f19"/>
            <draw:equation draw:name="f22" draw:formula="$0 / ?f6"/>
            <draw:equation draw:name="f23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4.67677in" svg:y="1.79961in" svg:width="0.82441in" svg:height="0.76024in" draw:id="id93" draw:style-name="a609" draw:name="Freihandform 20">
          <svg:title/>
          <svg:desc/>
          <text:p text:style-name="a606" text:class-names="" text:cond-style-name=""><text:span text:style-name="a605" text:class-names="">Model</text:span></text:p>
          <text:p text:style-name="a608" text:class-names="" text:cond-style-name=""><text:span text:style-name="a607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5.08897in" svg:y1="1.79961in" draw:start-shape="id93" draw:start-glue-point="0" svg:x2="5.83937in" svg:y2="1.19961in" draw:end-shape="id90" draw:end-glue-point="2" draw:id="id94" draw:style-name="a611" draw:name="Gerade Verbindung mit Pfeil 21">
          <svg:title/>
          <svg:desc/>
        </draw:connector>
        <draw:frame draw:id="id95" draw:style-name="a614" draw:name="Textfeld 22" svg:x="5.57677in" svg:y="1.39961in" svg:width="0.9748in" svg:height="0.37559in">
          <draw:text-box>
            <text:p text:style-name="a613" text:class-names="" text:cond-style-name=""><text:span text:style-name="a612" text:class-names="">Predict</text:span></text:p>
          </draw:text-box>
          <svg:title/>
          <svg:desc/>
        </draw:frame>
        <draw:frame draw:id="id96" draw:style-name="a618" draw:name="Textfeld 23" svg:x="4.97677in" svg:y="2.21969in" svg:width="0.24016in" svg:height="0.27992in">
          <draw:text-box>
            <text:p text:style-name="a617" text:class-names="" text:cond-style-name=""><draw:frame draw:style-name="a615" text:anchor-type="as-char" svg:x="1174.08576in" svg:y="0in" svg:width="0.21389in" svg:height="0.31688in" style:rel-width="scale" style:rel-height="scale"><draw:object xlink:href="Object 2/" xlink:type="simple" xlink:show="embed" xlink:actuate="onLoad"/></draw:frame><text:span text:style-name="a616" text:class-names=""/></text:p>
          </draw:text-box>
          <svg:title/>
          <svg:desc/>
        </draw:frame>
        <draw:connector draw:type="line" svg:x1="3.47677in" svg:y1="1.17835in" svg:x2="3.50827in" svg:y2="1.71772in" draw:end-shape="id91" draw:end-glue-point="4" draw:id="id97" draw:style-name="a620" draw:name="Gerade Verbindung mit Pfeil 24">
          <svg:title/>
          <svg:desc/>
        </draw:connector>
        <draw:custom-shape svg:x="1.11693in" svg:y="1.4in" svg:width="0.3in" svg:height="0.3in" draw:id="id98" draw:style-name="a623" draw:name="Freihandform 26">
          <svg:title/>
          <svg:desc/>
          <text:p text:style-name="a622" text:class-names="" text:cond-style-name=""><text:span text:style-name="a621" text:class-names=""/></text:p>
          <draw:enhanced-geometry xmlns:dr3d="urn:oasis:names:tc:opendocument:xmlns:dr3d:1.0" draw:type="non-primitive" svg:viewBox="0 0 21600 21600" draw:enhanced-path="M ?f10 ?f8 L ?f9 ?f9 ?f8 ?f9 Z N" draw:text-areas="?f14 ?f24 ?f20 ?f26" draw:glue-points="?f10 ?f23 ?f14 ?f24 ?f23 ?f25 ?f24 ?f25 ?f25 ?f25 ?f22 ?f24" draw:glue-point-leaving-directions="-0, -0, -0, -0, -0, -0" draw:modifiers="108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$0"/>
            <draw:equation draw:name="f11" draw:formula="?f9 - ?f8"/>
            <draw:equation draw:name="f12" draw:formula="0 * ?f7"/>
            <draw:equation draw:name="f13" draw:formula="?f11 / 21600"/>
            <draw:equation draw:name="f14" draw:formula="?f10 / 2"/>
            <draw:equation draw:name="f15" draw:formula="21600 - ?f10"/>
            <draw:equation draw:name="f16" draw:formula="18000 * ?f13"/>
            <draw:equation draw:name="f17" draw:formula="10800 * ?f13"/>
            <draw:equation draw:name="f18" draw:formula="0 * ?f13"/>
            <draw:equation draw:name="f19" draw:formula="21600 * ?f13"/>
            <draw:equation draw:name="f20" draw:formula="?f14 + 10800"/>
            <draw:equation draw:name="f21" draw:formula="?f15 / 2"/>
            <draw:equation draw:name="f22" draw:formula="21600 - ?f21"/>
            <draw:equation draw:name="f23" draw:formula="?f18 / ?f13"/>
            <draw:equation draw:name="f24" draw:formula="?f17 / ?f13"/>
            <draw:equation draw:name="f25" draw:formula="?f19 / ?f13"/>
            <draw:equation draw:name="f26" draw:formula="?f16 / ?f13"/>
            <draw:equation draw:name="f27" draw:formula="$0 / ?f6"/>
            <draw:equation draw:name="f28" draw:formula="?f12 / ?f7"/>
            <draw:handle draw:handle-position="$0 ?f28" draw:handle-range-x-minimum="0" draw:handle-range-x-maximum="21600"/>
          </draw:enhanced-geometry>
        </draw:custom-shape>
        <draw:custom-shape svg:width="0.3in" svg:height="0.3in" draw:id="id99" draw:style-name="a626" draw:transform="translate(-0.15in -0.15in) rotate(-3.12117) translate(7.1698in 1.54246in)" draw:name="Freihandform 27">
          <svg:title/>
          <svg:desc/>
          <text:p text:style-name="a625" text:class-names="" text:cond-style-name=""><text:span text:style-name="a624" text:class-names=""/></text:p>
          <draw:enhanced-geometry xmlns:dr3d="urn:oasis:names:tc:opendocument:xmlns:dr3d:1.0" draw:type="non-primitive" svg:viewBox="0 0 21600 21600" draw:enhanced-path="M ?f10 ?f8 L ?f9 ?f9 ?f8 ?f9 Z N" draw:text-areas="?f14 ?f24 ?f20 ?f26" draw:glue-points="?f10 ?f23 ?f14 ?f24 ?f23 ?f25 ?f24 ?f25 ?f25 ?f25 ?f22 ?f24" draw:glue-point-leaving-directions="-0, -0, -0, -0, -0, -0" draw:modifiers="108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$0"/>
            <draw:equation draw:name="f11" draw:formula="?f9 - ?f8"/>
            <draw:equation draw:name="f12" draw:formula="0 * ?f7"/>
            <draw:equation draw:name="f13" draw:formula="?f11 / 21600"/>
            <draw:equation draw:name="f14" draw:formula="?f10 / 2"/>
            <draw:equation draw:name="f15" draw:formula="21600 - ?f10"/>
            <draw:equation draw:name="f16" draw:formula="18000 * ?f13"/>
            <draw:equation draw:name="f17" draw:formula="10800 * ?f13"/>
            <draw:equation draw:name="f18" draw:formula="0 * ?f13"/>
            <draw:equation draw:name="f19" draw:formula="21600 * ?f13"/>
            <draw:equation draw:name="f20" draw:formula="?f14 + 10800"/>
            <draw:equation draw:name="f21" draw:formula="?f15 / 2"/>
            <draw:equation draw:name="f22" draw:formula="21600 - ?f21"/>
            <draw:equation draw:name="f23" draw:formula="?f18 / ?f13"/>
            <draw:equation draw:name="f24" draw:formula="?f17 / ?f13"/>
            <draw:equation draw:name="f25" draw:formula="?f19 / ?f13"/>
            <draw:equation draw:name="f26" draw:formula="?f16 / ?f13"/>
            <draw:equation draw:name="f27" draw:formula="$0 / ?f6"/>
            <draw:equation draw:name="f28" draw:formula="?f12 / ?f7"/>
            <draw:handle draw:handle-position="$0 ?f28" draw:handle-range-x-minimum="0" draw:handle-range-x-maximum="21600"/>
          </draw:enhanced-geometry>
        </draw:custom-shape>
        <draw:frame draw:id="id100" draw:style-name="a629" draw:name="Textfeld 28" svg:x="7.36575in" svg:y="1.34843in" svg:width="1.43425in" svg:height="0.37559in">
          <draw:text-box>
            <text:p text:style-name="a628" text:class-names="" text:cond-style-name=""><text:span text:style-name="a627" text:class-names="">Optimize λ</text:span></text:p>
          </draw:text-box>
          <svg:title/>
          <svg:desc/>
        </draw:frame>
        <presentation:notes draw:style-name="a635">
          <draw:frame draw:id="id101" draw:style-name="a632" draw:name="Foliennummernplatzhalter 6" svg:x="4.67953in" svg:y="11.10827in" svg:width="3.5878in" svg:height="0.58425in">
            <draw:text-box>
              <text:p text:style-name="a631" text:class-names="" text:cond-style-name=""><text:span text:style-name="a630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102" presentation:style-name="a633" draw:name="Folienbildplatzhalter 1">
            <svg:title/>
            <svg:desc/>
          </draw:page-thumbnail>
          <draw:frame draw:id="id103" presentation:style-name="a634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079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2" style:display-name="Titel und Inhalt">
      <presentation:placeholder presentation:object="title" svg:x="0.55079in" svg:y="0.24685in" svg:width="9.92087in" svg:height="1.03504in"/>
      <presentation:placeholder presentation:object="object" svg:x="0.55079in" svg:y="1.45039in" svg:width="9.92087in" svg:height="3.59606in"/>
      <presentation:placeholder presentation:object="date-time" svg:x="0.55079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3" style:display-name="Abschnitts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079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4" style:display-name="Zwei Inhalte">
      <presentation:placeholder presentation:object="title" svg:x="0.55079in" svg:y="0.24685in" svg:width="9.92087in" svg:height="1.03504in"/>
      <presentation:placeholder presentation:object="object" svg:x="0.55035in" svg:y="1.44965in" svg:width="4.87674in" svg:height="3.59722in"/>
      <presentation:placeholder presentation:object="object" svg:x="5.59375in" svg:y="1.44965in" svg:width="4.87847in" svg:height="3.59722in"/>
      <presentation:placeholder presentation:object="date-time" svg:x="0.55079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5" style:display-name="Vergleich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079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6" style:display-name="Nur Titel">
      <presentation:placeholder presentation:object="title" svg:x="0.55079in" svg:y="0.24685in" svg:width="9.92087in" svg:height="1.03504in"/>
      <presentation:placeholder presentation:object="date-time" svg:x="0.55079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7" style:display-name="Leer">
      <presentation:placeholder presentation:object="date-time" svg:x="0.55079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8" style:display-name="Inhalt mit Überschrift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079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9" style:display-name="Bild mit Überschrift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079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10" style:display-name="Titel und vertikaler Text">
      <presentation:placeholder presentation:object="title" svg:x="0.55079in" svg:y="0.24685in" svg:width="9.92087in" svg:height="1.03504in"/>
      <presentation:placeholder presentation:object="outline" svg:x="0.55079in" svg:y="1.45039in" svg:width="9.92087in" svg:height="3.59606in"/>
      <presentation:placeholder presentation:object="date-time" svg:x="0.55079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11" style:display-name="Vertikaler Titel und Text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079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619" svg:viewBox="0 0 20 30" svg:d="m10 0-10 30h20z"/>
    <draw:marker draw:name="a551" svg:viewBox="0 0 20 30" svg:d="m10 0-10 30h20z"/>
    <draw:marker draw:name="a553" svg:viewBox="0 0 20 30" svg:d="m10 0-10 30h20z"/>
    <draw:marker draw:name="a570" svg:viewBox="0 0 20 30" svg:d="m10 0-10 30h20z"/>
    <draw:marker draw:name="a610" svg:viewBox="0 0 20 30" svg:d="m10 0-10 30h20z"/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draw:fill="none" draw:stroke="non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draw:fill="none" draw:stroke="non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draw:fill="none" draw:stroke="non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43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draw:fill="none" draw:stroke="non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4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">
      <style:graphic-properties draw:fill="none" draw:stroke="non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6">
      <style:graphic-properties draw:fill="none" draw:stroke="non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draw:fill="none" draw:stroke="non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5">
      <style:graphic-properties draw:fill="none" draw:stroke="non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draw:fill="none" draw:stroke="non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draw:fill="none" draw:stroke="non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3">
      <style:graphic-properties draw:fill="none" draw:stroke="non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elplatzhalter 1" svg:x="0.55079in" svg:y="0.24685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platzhalter 2" svg:x="0.55079in" svg:y="1.4503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Formatvorlagen des Textmasters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ünfte Ebene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55079in" svg:y="5.64843in" svg:width="2.56811in" svg:height="0.42717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ußzeilenplatzhalter 4" svg:x="3.76969in" svg:y="5.64843in" svg:width="3.49409in" svg:height="0.42717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7.90354in" svg:y="5.64843in" svg:width="2.56811in" svg:height="0.42717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0.23622in" svg:y="0.88858in" svg:width="7.79449in" svg:height="4.38425in" presentation:class="page" draw:id="id5" presentation:style-name="a30" draw:name="Folienbildplatzhalter 1">
          <svg:title/>
          <svg:desc/>
        </draw:page-thumbnail>
        <draw:frame draw:id="id6" presentation:style-name="a33" draw:name="Notizenplatzhalt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Kopfzeilenplatzhalt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umsplatzhalt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ußzeilenplatzhalt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Foliennummernplatzhalt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47">
      <draw:frame draw:id="id11" presentation:style-name="a50" draw:name="Titel 1" svg:x="1.37847in" svg:y="1.01563in" svg:width="8.26736in" svg:height="2.15799in" presentation:class="title" presentation:placeholder="false">
        <draw:text-box>
          <text:p text:style-name="a49" text:class-names="" text:cond-style-name=""><text:span text:style-name="a48" text:class-names="">Titelmasterformat durch Klicken bearbeiten</text:span></text:p>
        </draw:text-box>
        <svg:title/>
        <svg:desc/>
      </draw:frame>
      <draw:frame draw:id="id12" presentation:style-name="a53" draw:name="Untertitel 2" svg:x="1.37847in" svg:y="3.25694in" svg:width="8.26736in" svg:height="1.49826in" presentation:class="subtitle" presentation:placeholder="false">
        <draw:text-box>
          <text:p text:style-name="a52" text:class-names="" text:cond-style-name=""><text:span text:style-name="a51" text:class-names="">Formatvorlage des Untertitelmasters durch Klicken bearbeiten</text:span></text:p>
        </draw:text-box>
        <svg:title/>
        <svg:desc/>
      </draw:frame>
      <draw:frame draw:id="id13" presentation:style-name="a56" draw:name="Datumsplatzhalter 3" svg:x="0.55079in" svg:y="5.64843in" svg:width="2.56811in" svg:height="0.42717in" presentation:class="date-time" presentation:placeholder="false">
        <draw:text-box>
          <text:p text:style-name="a55" text:class-names="" text:cond-style-name=""><text:span text:style-name="a54" text:class-names=""/></text:p>
        </draw:text-box>
        <svg:title/>
        <svg:desc/>
      </draw:frame>
      <draw:frame draw:id="id14" presentation:style-name="a59" draw:name="Fußzeilenplatzhalter 4" svg:x="3.76969in" svg:y="5.64843in" svg:width="3.49409in" svg:height="0.42717in" presentation:class="footer" presentation:placeholder="false">
        <draw:text-box>
          <text:p text:style-name="a58" text:class-names="" text:cond-style-name=""><text:span text:style-name="a57" text:class-names=""/></text:p>
        </draw:text-box>
        <svg:title/>
        <svg:desc/>
      </draw:frame>
      <draw:frame draw:id="id15" presentation:style-name="a62" draw:name="Foliennummernplatzhalter 5" svg:x="7.90354in" svg:y="5.64843in" svg:width="2.56811in" svg:height="0.42717in" presentation:class="page-number" presentation:placeholder="false">
        <draw:text-box>
          <text:p text:style-name="a61" text:class-names="" text:cond-style-name=""><text:span text:style-name="a60" text:class-names=""><text:page-number style:num-format="1" text:fixed="false"/></text:span></text:p>
        </draw:text-box>
        <svg:title/>
        <svg:desc/>
      </draw:frame>
      <presentation:notes style:page-layout-name="pageLayout2" draw:style-name="a79">
        <draw:page-thumbnail svg:x="0.23622in" svg:y="0.88858in" svg:width="7.79449in" svg:height="4.38425in" presentation:class="page" draw:id="id5" presentation:style-name="a63" draw:name="Folienbildplatzhalter 1">
          <svg:title/>
          <svg:desc/>
        </draw:page-thumbnail>
        <draw:frame draw:id="id6" presentation:style-name="a66" draw:name="Notizenplatzhalter 2" svg:x="0.82677in" svg:y="5.55394in" svg:width="6.61378in" svg:height="5.26142in" presentation:class="notes" presentation:placeholder="false">
          <draw:text-box>
            <text:p text:style-name="a65" text:class-names="" text:cond-style-name=""><text:span text:style-name="a64" text:class-names=""/></text:p>
          </draw:text-box>
          <svg:title/>
          <svg:desc/>
        </draw:frame>
        <draw:frame draw:id="id7" presentation:style-name="a69" draw:name="Kopfzeilenplatzhalter 3" svg:x="0in" svg:y="0in" svg:width="3.5878in" svg:height="0.58425in" presentation:class="header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8" presentation:style-name="a72" draw:name="Datumsplatzhalter 4" svg:x="4.67953in" svg:y="0in" svg:width="3.5878in" svg:height="0.58425in" presentation:class="date-time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9" presentation:style-name="a75" draw:name="Fußzeilenplatzhalter 5" svg:x="0in" svg:y="11.10827in" svg:width="3.5878in" svg:height="0.58425in" presentation:class="footer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10" presentation:style-name="a78" draw:name="Foliennummernplatzhalter 6" svg:x="4.67953in" svg:y="11.10827in" svg:width="3.5878in" svg:height="0.58425in" presentation:class="page-number" presentation:placeholder="false">
          <draw:text-box>
            <text:p text:style-name="a77" text:class-names="" text:cond-style-name=""><text:span text:style-name="a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80">
      <draw:frame draw:id="id16" presentation:style-name="a83" draw:name="Titel 1" svg:x="0.55079in" svg:y="0.24685in" svg:width="9.92087in" svg:height="1.03504in" presentation:class="title" presentation:placeholder="false">
        <draw:text-box>
          <text:p text:style-name="a82" text:class-names="" text:cond-style-name=""><text:span text:style-name="a81" text:class-names="">Titelmasterformat durch Klicken bearbeiten</text:span></text:p>
        </draw:text-box>
        <svg:title/>
        <svg:desc/>
      </draw:frame>
      <draw:frame draw:id="id17" presentation:style-name="a98" draw:name="Inhaltsplatzhalter 2" svg:x="0.55079in" svg:y="1.45039in" svg:width="9.92087in" svg:height="3.59606in" presentation:class="object" presentation:placeholder="false">
        <draw:text-box>
          <text:p text:style-name="a85" text:class-names="" text:cond-style-name=""><text:span text:style-name="a84" text:class-names="">Formatvorlagen des Textmasters bearbeiten</text:span></text:p>
          <text:list text:style-name="a88">
            <text:list-item>
              <text:list text:style-name="a88">
                <text:list-item>
                  <text:p text:style-name="a87" text:class-names="" text:cond-style-name=""><text:span text:style-name="a86" text:class-names="">Zweite Ebene</text:span></text:p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p text:style-name="a90" text:class-names="" text:cond-style-name=""><text:span text:style-name="a89" text:class-names="">Dritte Ebene</text:span></text:p>
                    </text:list-item>
                  </text:list>
                </text:list-item>
              </text:list>
            </text:list-item>
          </text:list>
          <text:list text:style-name="a94">
            <text:list-item>
              <text:list text:style-name="a94">
                <text:list-item>
                  <text:list text:style-name="a94">
                    <text:list-item>
                      <text:list text:style-name="a94">
                        <text:list-item>
                          <text:p text:style-name="a93" text:class-names="" text:cond-style-name=""><text:span text:style-name="a9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list text:style-name="a97">
                        <text:list-item>
                          <text:list text:style-name="a97">
                            <text:list-item>
                              <text:p text:style-name="a96" text:class-names="" text:cond-style-name=""><text:span text:style-name="a9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1" draw:name="Datumsplatzhalter 3" svg:x="0.55079in" svg:y="5.64843in" svg:width="2.56811in" svg:height="0.42717in" presentation:class="date-time" presentation:placeholder="false">
        <draw:text-box>
          <text:p text:style-name="a100" text:class-names="" text:cond-style-name=""><text:span text:style-name="a99" text:class-names=""/></text:p>
        </draw:text-box>
        <svg:title/>
        <svg:desc/>
      </draw:frame>
      <draw:frame draw:id="id19" presentation:style-name="a104" draw:name="Fußzeilenplatzhalter 4" svg:x="3.76969in" svg:y="5.64843in" svg:width="3.49409in" svg:height="0.42717in" presentation:class="footer" presentation:placeholder="false">
        <draw:text-box>
          <text:p text:style-name="a103" text:class-names="" text:cond-style-name=""><text:span text:style-name="a102" text:class-names=""/></text:p>
        </draw:text-box>
        <svg:title/>
        <svg:desc/>
      </draw:frame>
      <draw:frame draw:id="id20" presentation:style-name="a107" draw:name="Foliennummernplatzhalter 5" svg:x="7.90354in" svg:y="5.64843in" svg:width="2.56811in" svg:height="0.42717in" presentation:class="page-number" presentation:placeholder="false">
        <draw:text-box>
          <text:p text:style-name="a106" text:class-names="" text:cond-style-name=""><text:span text:style-name="a105" text:class-names=""><text:page-number style:num-format="1" text:fixed="false"/></text:span></text:p>
        </draw:text-box>
        <svg:title/>
        <svg:desc/>
      </draw:frame>
      <presentation:notes style:page-layout-name="pageLayout2" draw:style-name="a124">
        <draw:page-thumbnail svg:x="0.23622in" svg:y="0.88858in" svg:width="7.79449in" svg:height="4.38425in" presentation:class="page" draw:id="id5" presentation:style-name="a108" draw:name="Folienbildplatzhalter 1">
          <svg:title/>
          <svg:desc/>
        </draw:page-thumbnail>
        <draw:frame draw:id="id6" presentation:style-name="a111" draw:name="Notizenplatzhalter 2" svg:x="0.82677in" svg:y="5.55394in" svg:width="6.61378in" svg:height="5.26142in" presentation:class="notes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7" presentation:style-name="a114" draw:name="Kopfzeilenplatzhalter 3" svg:x="0in" svg:y="0in" svg:width="3.5878in" svg:height="0.58425in" presentation:class="header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8" presentation:style-name="a117" draw:name="Datumsplatzhalter 4" svg:x="4.67953in" svg:y="0in" svg:width="3.5878in" svg:height="0.58425in" presentation:class="date-time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9" presentation:style-name="a120" draw:name="Fußzeilenplatzhalter 5" svg:x="0in" svg:y="11.10827in" svg:width="3.5878in" svg:height="0.58425in" presentation:class="foot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10" presentation:style-name="a123" draw:name="Foliennummernplatzhalter 6" svg:x="4.67953in" svg:y="11.10827in" svg:width="3.5878in" svg:height="0.58425in" presentation:class="page-number" presentation:placeholder="false">
          <draw:text-box>
            <text:p text:style-name="a122" text:class-names="" text:cond-style-name=""><text:span text:style-name="a1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125">
      <draw:frame draw:id="id21" presentation:style-name="a128" draw:name="Titel 1" svg:x="0.75174in" svg:y="1.54688in" svg:width="9.50868in" svg:height="2.57812in" presentation:class="title" presentation:placeholder="false">
        <draw:text-box>
          <text:p text:style-name="a127" text:class-names="" text:cond-style-name=""><text:span text:style-name="a126" text:class-names="">Titelmasterformat durch Klicken bearbeiten</text:span></text:p>
        </draw:text-box>
        <svg:title/>
        <svg:desc/>
      </draw:frame>
      <draw:frame draw:id="id22" presentation:style-name="a132" draw:name="Textplatzhalter 2" svg:x="0.75174in" svg:y="4.14931in" svg:width="9.50868in" svg:height="1.35764in" presentation:class="outline" presentation:placeholder="false">
        <draw:text-box>
          <text:list text:style-name="a131">
            <text:list-item>
              <text:p text:style-name="a130" text:class-names="" text:cond-style-name=""><text:span text:style-name="a129" text:class-names="">Formatvorlagen des Textmasters bearbeiten</text:span></text:p>
            </text:list-item>
          </text:list>
        </draw:text-box>
        <svg:title/>
        <svg:desc/>
      </draw:frame>
      <draw:frame draw:id="id23" presentation:style-name="a135" draw:name="Datumsplatzhalter 3" svg:x="0.55079in" svg:y="5.64843in" svg:width="2.56811in" svg:height="0.42717in" presentation:class="date-time" presentation:placeholder="false">
        <draw:text-box>
          <text:p text:style-name="a134" text:class-names="" text:cond-style-name=""><text:span text:style-name="a133" text:class-names=""/></text:p>
        </draw:text-box>
        <svg:title/>
        <svg:desc/>
      </draw:frame>
      <draw:frame draw:id="id24" presentation:style-name="a138" draw:name="Fußzeilenplatzhalter 4" svg:x="3.76969in" svg:y="5.64843in" svg:width="3.49409in" svg:height="0.42717in" presentation:class="footer" presentation:placeholder="false">
        <draw:text-box>
          <text:p text:style-name="a137" text:class-names="" text:cond-style-name=""><text:span text:style-name="a136" text:class-names=""/></text:p>
        </draw:text-box>
        <svg:title/>
        <svg:desc/>
      </draw:frame>
      <draw:frame draw:id="id25" presentation:style-name="a141" draw:name="Foliennummernplatzhalter 5" svg:x="7.90354in" svg:y="5.64843in" svg:width="2.56811in" svg:height="0.42717in" presentation:class="page-number" presentation:placeholder="false">
        <draw:text-box>
          <text:p text:style-name="a140" text:class-names="" text:cond-style-name=""><text:span text:style-name="a139" text:class-names=""><text:page-number style:num-format="1" text:fixed="false"/></text:span></text:p>
        </draw:text-box>
        <svg:title/>
        <svg:desc/>
      </draw:frame>
      <presentation:notes style:page-layout-name="pageLayout2" draw:style-name="a158">
        <draw:page-thumbnail svg:x="0.23622in" svg:y="0.88858in" svg:width="7.79449in" svg:height="4.38425in" presentation:class="page" draw:id="id5" presentation:style-name="a142" draw:name="Folienbildplatzhalter 1">
          <svg:title/>
          <svg:desc/>
        </draw:page-thumbnail>
        <draw:frame draw:id="id6" presentation:style-name="a145" draw:name="Notizenplatzhalter 2" svg:x="0.82677in" svg:y="5.55394in" svg:width="6.61378in" svg:height="5.26142in" presentation:class="notes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7" presentation:style-name="a148" draw:name="Kopfzeilenplatzhalter 3" svg:x="0in" svg:y="0in" svg:width="3.5878in" svg:height="0.58425in" presentation:class="header" presentation:placeholder="false">
          <draw:text-box>
            <text:p text:style-name="a147" text:class-names="" text:cond-style-name=""><text:span text:style-name="a146" text:class-names=""/></text:p>
          </draw:text-box>
          <svg:title/>
          <svg:desc/>
        </draw:frame>
        <draw:frame draw:id="id8" presentation:style-name="a151" draw:name="Datumsplatzhalter 4" svg:x="4.67953in" svg:y="0in" svg:width="3.5878in" svg:height="0.58425in" presentation:class="date-time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9" presentation:style-name="a154" draw:name="Fußzeilenplatzhalter 5" svg:x="0in" svg:y="11.10827in" svg:width="3.5878in" svg:height="0.58425in" presentation:class="footer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10" presentation:style-name="a157" draw:name="Foliennummernplatzhalter 6" svg:x="4.67953in" svg:y="11.10827in" svg:width="3.5878in" svg:height="0.58425in" presentation:class="page-number" presentation:placeholder="false">
          <draw:text-box>
            <text:p text:style-name="a156" text:class-names="" text:cond-style-name=""><text:span text:style-name="a1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159">
      <draw:frame draw:id="id26" presentation:style-name="a162" draw:name="Titel 1" svg:x="0.55079in" svg:y="0.24685in" svg:width="9.92087in" svg:height="1.03504in" presentation:class="title" presentation:placeholder="false">
        <draw:text-box>
          <text:p text:style-name="a161" text:class-names="" text:cond-style-name=""><text:span text:style-name="a160" text:class-names="">Titelmasterformat durch Klicken bearbeiten</text:span></text:p>
        </draw:text-box>
        <svg:title/>
        <svg:desc/>
      </draw:frame>
      <draw:frame draw:id="id27" presentation:style-name="a177" draw:name="Inhaltsplatzhalter 2" svg:x="0.55035in" svg:y="1.44965in" svg:width="4.87674in" svg:height="3.59722in" presentation:class="object" presentation:placeholder="false">
        <draw:text-box>
          <text:p text:style-name="a164" text:class-names="" text:cond-style-name=""><text:span text:style-name="a163" text:class-names="">Formatvorlagen des Textmasters bearbeiten</text:span></text:p>
          <text:list text:style-name="a167">
            <text:list-item>
              <text:list text:style-name="a167">
                <text:list-item>
                  <text:p text:style-name="a166" text:class-names="" text:cond-style-name=""><text:span text:style-name="a165" text:class-names="">Zweite Ebene</text:span></text:p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p text:style-name="a169" text:class-names="" text:cond-style-name=""><text:span text:style-name="a16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p text:style-name="a172" text:class-names="" text:cond-style-name=""><text:span text:style-name="a17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list text:style-name="a176">
                        <text:list-item>
                          <text:list text:style-name="a176">
                            <text:list-item>
                              <text:p text:style-name="a175" text:class-names="" text:cond-style-name=""><text:span text:style-name="a17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2" draw:name="Inhaltsplatzhalter 3" svg:x="5.59375in" svg:y="1.44965in" svg:width="4.87847in" svg:height="3.59722in" presentation:class="object" presentation:placeholder="false">
        <draw:text-box>
          <text:p text:style-name="a179" text:class-names="" text:cond-style-name=""><text:span text:style-name="a178" text:class-names="">Formatvorlagen des Textmasters bearbeiten</text:span></text:p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Zweite Ebene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5" draw:name="Datumsplatzhalter 4" svg:x="0.55079in" svg:y="5.64843in" svg:width="2.56811in" svg:height="0.42717in" presentation:class="date-time" presentation:placeholder="false">
        <draw:text-box>
          <text:p text:style-name="a194" text:class-names="" text:cond-style-name=""><text:span text:style-name="a193" text:class-names=""/></text:p>
        </draw:text-box>
        <svg:title/>
        <svg:desc/>
      </draw:frame>
      <draw:frame draw:id="id30" presentation:style-name="a198" draw:name="Fußzeilenplatzhalter 5" svg:x="3.76969in" svg:y="5.64843in" svg:width="3.49409in" svg:height="0.42717in" presentation:class="footer" presentation:placeholder="false">
        <draw:text-box>
          <text:p text:style-name="a197" text:class-names="" text:cond-style-name=""><text:span text:style-name="a196" text:class-names=""/></text:p>
        </draw:text-box>
        <svg:title/>
        <svg:desc/>
      </draw:frame>
      <draw:frame draw:id="id31" presentation:style-name="a201" draw:name="Foliennummernplatzhalter 6" svg:x="7.90354in" svg:y="5.64843in" svg:width="2.56811in" svg:height="0.42717in" presentation:class="page-number" presentation:placeholder="false">
        <draw:text-box>
          <text:p text:style-name="a200" text:class-names="" text:cond-style-name=""><text:span text:style-name="a199" text:class-names=""><text:page-number style:num-format="1" text:fixed="false"/></text:span></text:p>
        </draw:text-box>
        <svg:title/>
        <svg:desc/>
      </draw:frame>
      <presentation:notes style:page-layout-name="pageLayout2" draw:style-name="a218">
        <draw:page-thumbnail svg:x="0.23622in" svg:y="0.88858in" svg:width="7.79449in" svg:height="4.38425in" presentation:class="page" draw:id="id5" presentation:style-name="a202" draw:name="Folienbildplatzhalter 1">
          <svg:title/>
          <svg:desc/>
        </draw:page-thumbnail>
        <draw:frame draw:id="id6" presentation:style-name="a205" draw:name="Notizenplatzhalter 2" svg:x="0.82677in" svg:y="5.55394in" svg:width="6.61378in" svg:height="5.26142in" presentation:class="notes" presentation:placeholder="false">
          <draw:text-box>
            <text:p text:style-name="a204" text:class-names="" text:cond-style-name=""><text:span text:style-name="a203" text:class-names=""/></text:p>
          </draw:text-box>
          <svg:title/>
          <svg:desc/>
        </draw:frame>
        <draw:frame draw:id="id7" presentation:style-name="a208" draw:name="Kopfzeilenplatzhalter 3" svg:x="0in" svg:y="0in" svg:width="3.5878in" svg:height="0.58425in" presentation:class="header" presentation:placeholder="false">
          <draw:text-box>
            <text:p text:style-name="a207" text:class-names="" text:cond-style-name=""><text:span text:style-name="a206" text:class-names=""/></text:p>
          </draw:text-box>
          <svg:title/>
          <svg:desc/>
        </draw:frame>
        <draw:frame draw:id="id8" presentation:style-name="a211" draw:name="Datumsplatzhalter 4" svg:x="4.67953in" svg:y="0in" svg:width="3.5878in" svg:height="0.58425in" presentation:class="date-time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9" presentation:style-name="a214" draw:name="Fußzeilenplatzhalter 5" svg:x="0in" svg:y="11.10827in" svg:width="3.5878in" svg:height="0.58425in" presentation:class="footer" presentation:placeholder="false">
          <draw:text-box>
            <text:p text:style-name="a213" text:class-names="" text:cond-style-name=""><text:span text:style-name="a212" text:class-names=""/></text:p>
          </draw:text-box>
          <svg:title/>
          <svg:desc/>
        </draw:frame>
        <draw:frame draw:id="id10" presentation:style-name="a217" draw:name="Foliennummernplatzhalter 6" svg:x="4.67953in" svg:y="11.10827in" svg:width="3.5878in" svg:height="0.58425in" presentation:class="page-number" presentation:placeholder="false">
          <draw:text-box>
            <text:p text:style-name="a216" text:class-names="" text:cond-style-name=""><text:span text:style-name="a2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19">
      <draw:frame draw:id="id32" presentation:style-name="a222" draw:name="Titel 1" svg:x="0.75868in" svg:y="0.32986in" svg:width="9.50868in" svg:height="1.19965in" presentation:class="title" presentation:placeholder="false">
        <draw:text-box>
          <text:p text:style-name="a221" text:class-names="" text:cond-style-name=""><text:span text:style-name="a220" text:class-names="">Titelmasterformat durch Klicken bearbeiten</text:span></text:p>
        </draw:text-box>
        <svg:title/>
        <svg:desc/>
      </draw:frame>
      <draw:frame draw:id="id33" presentation:style-name="a226" draw:name="Textplatzhalter 2" svg:x="0.75868in" svg:y="1.52083in" svg:width="4.66493in" svg:height="0.74479in" presentation:class="outline" presentation:placeholder="false">
        <draw:text-box>
          <text:list text:style-name="a225">
            <text:list-item>
              <text:p text:style-name="a224" text:class-names="" text:cond-style-name=""><text:span text:style-name="a223" text:class-names="">Formatvorlagen des Textmasters bearbeiten</text:span></text:p>
            </text:list-item>
          </text:list>
        </draw:text-box>
        <svg:title/>
        <svg:desc/>
      </draw:frame>
      <draw:frame draw:id="id34" presentation:style-name="a241" draw:name="Inhaltsplatzhalter 3" svg:x="0.75868in" svg:y="2.26563in" svg:width="4.66493in" svg:height="3.3316in" presentation:class="object" presentation:placeholder="false">
        <draw:text-box>
          <text:p text:style-name="a228" text:class-names="" text:cond-style-name=""><text:span text:style-name="a227" text:class-names="">Formatvorlagen des Textmasters bearbeiten</text:span></text:p>
          <text:list text:style-name="a231">
            <text:list-item>
              <text:list text:style-name="a231">
                <text:list-item>
                  <text:p text:style-name="a230" text:class-names="" text:cond-style-name=""><text:span text:style-name="a229" text:class-names="">Zweite Ebene</text:span></text:p>
                </text:list-item>
              </text:list>
            </text:list-item>
          </text:list>
          <text:list text:style-name="a234">
            <text:list-item>
              <text:list text:style-name="a234">
                <text:list-item>
                  <text:list text:style-name="a234">
                    <text:list-item>
                      <text:p text:style-name="a233" text:class-names="" text:cond-style-name=""><text:span text:style-name="a232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7">
            <text:list-item>
              <text:list text:style-name="a237">
                <text:list-item>
                  <text:list text:style-name="a237">
                    <text:list-item>
                      <text:list text:style-name="a237">
                        <text:list-item>
                          <text:p text:style-name="a236" text:class-names="" text:cond-style-name=""><text:span text:style-name="a23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list text:style-name="a240">
                        <text:list-item>
                          <text:list text:style-name="a240">
                            <text:list-item>
                              <text:p text:style-name="a239" text:class-names="" text:cond-style-name=""><text:span text:style-name="a238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5" draw:name="Textplatzhalter 4" svg:x="5.5816in" svg:y="1.52083in" svg:width="4.68576in" svg:height="0.74479in" presentation:class="outline" presentation:placeholder="false">
        <draw:text-box>
          <text:list text:style-name="a244">
            <text:list-item>
              <text:p text:style-name="a243" text:class-names="" text:cond-style-name=""><text:span text:style-name="a242" text:class-names="">Formatvorlagen des Textmasters bearbeiten</text:span></text:p>
            </text:list-item>
          </text:list>
        </draw:text-box>
        <svg:title/>
        <svg:desc/>
      </draw:frame>
      <draw:frame draw:id="id36" presentation:style-name="a260" draw:name="Inhaltsplatzhalter 5" svg:x="5.5816in" svg:y="2.26563in" svg:width="4.68576in" svg:height="3.3316in" presentation:class="object" presentation:placeholder="false">
        <draw:text-box>
          <text:p text:style-name="a247" text:class-names="" text:cond-style-name=""><text:span text:style-name="a246" text:class-names="">Formatvorlagen des Textmasters bearbeiten</text:span></text:p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Zweite Ebene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list text:style-name="a259">
                            <text:list-item>
                              <text:p text:style-name="a258" text:class-names="" text:cond-style-name=""><text:span text:style-name="a25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3" draw:name="Datumsplatzhalter 6" svg:x="0.55079in" svg:y="5.64843in" svg:width="2.56811in" svg:height="0.42717in" presentation:class="date-time" presentation:placeholder="false">
        <draw:text-box>
          <text:p text:style-name="a262" text:class-names="" text:cond-style-name=""><text:span text:style-name="a261" text:class-names=""/></text:p>
        </draw:text-box>
        <svg:title/>
        <svg:desc/>
      </draw:frame>
      <draw:frame draw:id="id38" presentation:style-name="a266" draw:name="Fußzeilenplatzhalter 7" svg:x="3.76969in" svg:y="5.64843in" svg:width="3.49409in" svg:height="0.42717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39" presentation:style-name="a269" draw:name="Foliennummernplatzhalter 8" svg:x="7.90354in" svg:y="5.64843in" svg:width="2.56811in" svg:height="0.42717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  <presentation:notes style:page-layout-name="pageLayout2" draw:style-name="a286">
        <draw:page-thumbnail svg:x="0.23622in" svg:y="0.88858in" svg:width="7.79449in" svg:height="4.38425in" presentation:class="page" draw:id="id5" presentation:style-name="a270" draw:name="Folienbildplatzhalter 1">
          <svg:title/>
          <svg:desc/>
        </draw:page-thumbnail>
        <draw:frame draw:id="id6" presentation:style-name="a273" draw:name="Notizenplatzhalter 2" svg:x="0.82677in" svg:y="5.55394in" svg:width="6.61378in" svg:height="5.26142in" presentation:class="notes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7" presentation:style-name="a276" draw:name="Kopfzeilenplatzhalter 3" svg:x="0in" svg:y="0in" svg:width="3.5878in" svg:height="0.58425in" presentation:class="header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8" presentation:style-name="a279" draw:name="Datumsplatzhalter 4" svg:x="4.67953in" svg:y="0in" svg:width="3.5878in" svg:height="0.58425in" presentation:class="date-time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9" presentation:style-name="a282" draw:name="Fußzeilenplatzhalter 5" svg:x="0in" svg:y="11.10827in" svg:width="3.5878in" svg:height="0.58425in" presentation:class="footer" presentation:placeholder="false">
          <draw:text-box>
            <text:p text:style-name="a281" text:class-names="" text:cond-style-name=""><text:span text:style-name="a280" text:class-names=""/></text:p>
          </draw:text-box>
          <svg:title/>
          <svg:desc/>
        </draw:frame>
        <draw:frame draw:id="id10" presentation:style-name="a285" draw:name="Foliennummernplatzhalter 6" svg:x="4.67953in" svg:y="11.10827in" svg:width="3.5878in" svg:height="0.58425in" presentation:class="page-number" presentation:placeholder="false">
          <draw:text-box>
            <text:p text:style-name="a284" text:class-names="" text:cond-style-name=""><text:span text:style-name="a2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287">
      <draw:frame draw:id="id40" presentation:style-name="a290" draw:name="Titel 1" svg:x="0.55079in" svg:y="0.24685in" svg:width="9.92087in" svg:height="1.03504in" presentation:class="title" presentation:placeholder="false">
        <draw:text-box>
          <text:p text:style-name="a289" text:class-names="" text:cond-style-name=""><text:span text:style-name="a288" text:class-names="">Titelmasterformat durch Klicken bearbeiten</text:span></text:p>
        </draw:text-box>
        <svg:title/>
        <svg:desc/>
      </draw:frame>
      <draw:frame draw:id="id41" presentation:style-name="a293" draw:name="Datumsplatzhalter 2" svg:x="0.55079in" svg:y="5.64843in" svg:width="2.56811in" svg:height="0.42717in" presentation:class="date-time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42" presentation:style-name="a296" draw:name="Fußzeilenplatzhalter 3" svg:x="3.76969in" svg:y="5.64843in" svg:width="3.49409in" svg:height="0.42717in" presentation:class="footer" presentation:placeholder="false">
        <draw:text-box>
          <text:p text:style-name="a295" text:class-names="" text:cond-style-name=""><text:span text:style-name="a294" text:class-names=""/></text:p>
        </draw:text-box>
        <svg:title/>
        <svg:desc/>
      </draw:frame>
      <draw:frame draw:id="id43" presentation:style-name="a299" draw:name="Foliennummernplatzhalter 4" svg:x="7.90354in" svg:y="5.64843in" svg:width="2.56811in" svg:height="0.42717in" presentation:class="page-number" presentation:placeholder="false">
        <draw:text-box>
          <text:p text:style-name="a298" text:class-names="" text:cond-style-name=""><text:span text:style-name="a297" text:class-names=""><text:page-number style:num-format="1" text:fixed="false"/></text:span></text:p>
        </draw:text-box>
        <svg:title/>
        <svg:desc/>
      </draw:frame>
      <presentation:notes style:page-layout-name="pageLayout2" draw:style-name="a316">
        <draw:page-thumbnail svg:x="0.23622in" svg:y="0.88858in" svg:width="7.79449in" svg:height="4.38425in" presentation:class="page" draw:id="id5" presentation:style-name="a300" draw:name="Folienbildplatzhalter 1">
          <svg:title/>
          <svg:desc/>
        </draw:page-thumbnail>
        <draw:frame draw:id="id6" presentation:style-name="a303" draw:name="Notizenplatzhalter 2" svg:x="0.82677in" svg:y="5.55394in" svg:width="6.61378in" svg:height="5.26142in" presentation:class="notes" presentation:placeholder="false">
          <draw:text-box>
            <text:p text:style-name="a302" text:class-names="" text:cond-style-name=""><text:span text:style-name="a301" text:class-names=""/></text:p>
          </draw:text-box>
          <svg:title/>
          <svg:desc/>
        </draw:frame>
        <draw:frame draw:id="id7" presentation:style-name="a306" draw:name="Kopfzeilenplatzhalter 3" svg:x="0in" svg:y="0in" svg:width="3.5878in" svg:height="0.58425in" presentation:class="header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8" presentation:style-name="a309" draw:name="Datumsplatzhalter 4" svg:x="4.67953in" svg:y="0in" svg:width="3.5878in" svg:height="0.58425in" presentation:class="date-time" presentation:placeholder="false">
          <draw:text-box>
            <text:p text:style-name="a308" text:class-names="" text:cond-style-name=""><text:span text:style-name="a307" text:class-names=""/></text:p>
          </draw:text-box>
          <svg:title/>
          <svg:desc/>
        </draw:frame>
        <draw:frame draw:id="id9" presentation:style-name="a312" draw:name="Fußzeilenplatzhalter 5" svg:x="0in" svg:y="11.10827in" svg:width="3.5878in" svg:height="0.58425in" presentation:class="footer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10" presentation:style-name="a315" draw:name="Foliennummernplatzhalter 6" svg:x="4.67953in" svg:y="11.10827in" svg:width="3.5878in" svg:height="0.58425in" presentation:class="page-number" presentation:placeholder="false">
          <draw:text-box>
            <text:p text:style-name="a314" text:class-names="" text:cond-style-name=""><text:span text:style-name="a3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317">
      <draw:frame draw:id="id44" presentation:style-name="a320" draw:name="Datumsplatzhalter 1" svg:x="0.55079in" svg:y="5.64843in" svg:width="2.56811in" svg:height="0.42717in" presentation:class="date-time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45" presentation:style-name="a323" draw:name="Fußzeilenplatzhalter 2" svg:x="3.76969in" svg:y="5.64843in" svg:width="3.49409in" svg:height="0.42717in" presentation:class="footer" presentation:placeholder="false">
        <draw:text-box>
          <text:p text:style-name="a322" text:class-names="" text:cond-style-name=""><text:span text:style-name="a321" text:class-names=""/></text:p>
        </draw:text-box>
        <svg:title/>
        <svg:desc/>
      </draw:frame>
      <draw:frame draw:id="id46" presentation:style-name="a326" draw:name="Foliennummernplatzhalter 3" svg:x="7.90354in" svg:y="5.64843in" svg:width="2.56811in" svg:height="0.42717in" presentation:class="page-number" presentation:placeholder="false">
        <draw:text-box>
          <text:p text:style-name="a325" text:class-names="" text:cond-style-name=""><text:span text:style-name="a324" text:class-names=""><text:page-number style:num-format="1" text:fixed="false"/></text:span></text:p>
        </draw:text-box>
        <svg:title/>
        <svg:desc/>
      </draw:frame>
      <presentation:notes style:page-layout-name="pageLayout2" draw:style-name="a343">
        <draw:page-thumbnail svg:x="0.23622in" svg:y="0.88858in" svg:width="7.79449in" svg:height="4.38425in" presentation:class="page" draw:id="id5" presentation:style-name="a327" draw:name="Folienbildplatzhalter 1">
          <svg:title/>
          <svg:desc/>
        </draw:page-thumbnail>
        <draw:frame draw:id="id6" presentation:style-name="a330" draw:name="Notizenplatzhalter 2" svg:x="0.82677in" svg:y="5.55394in" svg:width="6.61378in" svg:height="5.26142in" presentation:class="notes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7" presentation:style-name="a333" draw:name="Kopfzeilenplatzhalter 3" svg:x="0in" svg:y="0in" svg:width="3.5878in" svg:height="0.58425in" presentation:class="header" presentation:placeholder="false">
          <draw:text-box>
            <text:p text:style-name="a332" text:class-names="" text:cond-style-name=""><text:span text:style-name="a331" text:class-names=""/></text:p>
          </draw:text-box>
          <svg:title/>
          <svg:desc/>
        </draw:frame>
        <draw:frame draw:id="id8" presentation:style-name="a336" draw:name="Datumsplatzhalter 4" svg:x="4.67953in" svg:y="0in" svg:width="3.5878in" svg:height="0.58425in" presentation:class="date-time" presentation:placeholder="false">
          <draw:text-box>
            <text:p text:style-name="a335" text:class-names="" text:cond-style-name=""><text:span text:style-name="a334" text:class-names=""/></text:p>
          </draw:text-box>
          <svg:title/>
          <svg:desc/>
        </draw:frame>
        <draw:frame draw:id="id9" presentation:style-name="a339" draw:name="Fußzeilenplatzhalter 5" svg:x="0in" svg:y="11.10827in" svg:width="3.5878in" svg:height="0.58425in" presentation:class="footer" presentation:placeholder="false">
          <draw:text-box>
            <text:p text:style-name="a338" text:class-names="" text:cond-style-name=""><text:span text:style-name="a337" text:class-names=""/></text:p>
          </draw:text-box>
          <svg:title/>
          <svg:desc/>
        </draw:frame>
        <draw:frame draw:id="id10" presentation:style-name="a342" draw:name="Foliennummernplatzhalter 6" svg:x="4.67953in" svg:y="11.10827in" svg:width="3.5878in" svg:height="0.58425in" presentation:class="page-number" presentation:placeholder="false">
          <draw:text-box>
            <text:p text:style-name="a341" text:class-names="" text:cond-style-name=""><text:span text:style-name="a3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344">
      <draw:frame draw:id="id47" presentation:style-name="a347" draw:name="Titel 1" svg:x="0.75868in" svg:y="0.41319in" svg:width="3.55556in" svg:height="1.44792in" presentation:class="title" presentation:placeholder="false">
        <draw:text-box>
          <text:p text:style-name="a346" text:class-names="" text:cond-style-name=""><text:span text:style-name="a345" text:class-names="">Titelmasterformat durch Klicken bearbeiten</text:span></text:p>
        </draw:text-box>
        <svg:title/>
        <svg:desc/>
      </draw:frame>
      <draw:frame draw:id="id48" presentation:style-name="a362" draw:name="Inhaltsplatzhalter 2" svg:x="4.6875in" svg:y="0.89236in" svg:width="5.57986in" svg:height="4.40799in" presentation:class="object" presentation:placeholder="false">
        <draw:text-box>
          <text:p text:style-name="a349" text:class-names="" text:cond-style-name=""><text:span text:style-name="a348" text:class-names="">Formatvorlagen des Textmasters bearbeiten</text:span></text:p>
          <text:list text:style-name="a352">
            <text:list-item>
              <text:list text:style-name="a352">
                <text:list-item>
                  <text:p text:style-name="a351" text:class-names="" text:cond-style-name=""><text:span text:style-name="a350" text:class-names="">Zweite Ebene</text:span></text:p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p text:style-name="a354" text:class-names="" text:cond-style-name=""><text:span text:style-name="a35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list text:style-name="a358">
                        <text:list-item>
                          <text:p text:style-name="a357" text:class-names="" text:cond-style-name=""><text:span text:style-name="a35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list text:style-name="a361">
                            <text:list-item>
                              <text:p text:style-name="a360" text:class-names="" text:cond-style-name=""><text:span text:style-name="a35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6" draw:name="Textplatzhalter 3" svg:x="0.75868in" svg:y="1.86111in" svg:width="3.55556in" svg:height="3.44618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Formatvorlagen des Textmasters bearbeiten</text:span></text:p>
            </text:list-item>
          </text:list>
        </draw:text-box>
        <svg:title/>
        <svg:desc/>
      </draw:frame>
      <draw:frame draw:id="id50" presentation:style-name="a369" draw:name="Datumsplatzhalter 4" svg:x="0.55079in" svg:y="5.64843in" svg:width="2.56811in" svg:height="0.42717in" presentation:class="date-time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51" presentation:style-name="a372" draw:name="Fußzeilenplatzhalter 5" svg:x="3.76969in" svg:y="5.64843in" svg:width="3.49409in" svg:height="0.42717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52" presentation:style-name="a375" draw:name="Foliennummernplatzhalter 6" svg:x="7.90354in" svg:y="5.64843in" svg:width="2.56811in" svg:height="0.42717in" presentation:class="page-number" presentation:placeholder="false">
        <draw:text-box>
          <text:p text:style-name="a374" text:class-names="" text:cond-style-name=""><text:span text:style-name="a373" text:class-names=""><text:page-number style:num-format="1" text:fixed="false"/></text:span></text:p>
        </draw:text-box>
        <svg:title/>
        <svg:desc/>
      </draw:frame>
      <presentation:notes style:page-layout-name="pageLayout2" draw:style-name="a392">
        <draw:page-thumbnail svg:x="0.23622in" svg:y="0.88858in" svg:width="7.79449in" svg:height="4.38425in" presentation:class="page" draw:id="id5" presentation:style-name="a376" draw:name="Folienbildplatzhalter 1">
          <svg:title/>
          <svg:desc/>
        </draw:page-thumbnail>
        <draw:frame draw:id="id6" presentation:style-name="a379" draw:name="Notizenplatzhalter 2" svg:x="0.82677in" svg:y="5.55394in" svg:width="6.61378in" svg:height="5.26142in" presentation:class="notes" presentation:placeholder="false">
          <draw:text-box>
            <text:p text:style-name="a378" text:class-names="" text:cond-style-name=""><text:span text:style-name="a377" text:class-names=""/></text:p>
          </draw:text-box>
          <svg:title/>
          <svg:desc/>
        </draw:frame>
        <draw:frame draw:id="id7" presentation:style-name="a382" draw:name="Kopfzeilenplatzhalter 3" svg:x="0in" svg:y="0in" svg:width="3.5878in" svg:height="0.58425in" presentation:class="header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8" presentation:style-name="a385" draw:name="Datumsplatzhalter 4" svg:x="4.67953in" svg:y="0in" svg:width="3.5878in" svg:height="0.58425in" presentation:class="date-time" presentation:placeholder="false">
          <draw:text-box>
            <text:p text:style-name="a384" text:class-names="" text:cond-style-name=""><text:span text:style-name="a383" text:class-names=""/></text:p>
          </draw:text-box>
          <svg:title/>
          <svg:desc/>
        </draw:frame>
        <draw:frame draw:id="id9" presentation:style-name="a388" draw:name="Fußzeilenplatzhalter 5" svg:x="0in" svg:y="11.10827in" svg:width="3.5878in" svg:height="0.58425in" presentation:class="footer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10" presentation:style-name="a391" draw:name="Foliennummernplatzhalter 6" svg:x="4.67953in" svg:y="11.10827in" svg:width="3.5878in" svg:height="0.58425in" presentation:class="page-number" presentation:placeholder="false">
          <draw:text-box>
            <text:p text:style-name="a390" text:class-names="" text:cond-style-name=""><text:span text:style-name="a3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393">
      <draw:frame draw:id="id53" presentation:style-name="a396" draw:name="Titel 1" svg:x="0.75868in" svg:y="0.41319in" svg:width="3.55556in" svg:height="1.44792in" presentation:class="title" presentation:placeholder="false">
        <draw:text-box>
          <text:p text:style-name="a395" text:class-names="" text:cond-style-name=""><text:span text:style-name="a394" text:class-names="">Titelmasterformat durch Klicken bearbeiten</text:span></text:p>
        </draw:text-box>
        <svg:title/>
        <svg:desc/>
      </draw:frame>
      <draw:frame draw:id="id54" presentation:style-name="a399" draw:name="Bildplatzhalter 2" svg:x="4.6875in" svg:y="0.89236in" svg:width="5.57986in" svg:height="4.40799in" presentation:class="graphic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55" presentation:style-name="a403" draw:name="Textplatzhalter 3" svg:x="0.75868in" svg:y="1.86111in" svg:width="3.55556in" svg:height="3.44618in" presentation:class="outline" presentation:placeholder="false">
        <draw:text-box>
          <text:list text:style-name="a402">
            <text:list-item>
              <text:p text:style-name="a401" text:class-names="" text:cond-style-name=""><text:span text:style-name="a400" text:class-names="">Formatvorlagen des Textmasters bearbeiten</text:span></text:p>
            </text:list-item>
          </text:list>
        </draw:text-box>
        <svg:title/>
        <svg:desc/>
      </draw:frame>
      <draw:frame draw:id="id56" presentation:style-name="a406" draw:name="Datumsplatzhalter 4" svg:x="0.55079in" svg:y="5.64843in" svg:width="2.56811in" svg:height="0.42717in" presentation:class="date-time" presentation:placeholder="false">
        <draw:text-box>
          <text:p text:style-name="a405" text:class-names="" text:cond-style-name=""><text:span text:style-name="a404" text:class-names=""/></text:p>
        </draw:text-box>
        <svg:title/>
        <svg:desc/>
      </draw:frame>
      <draw:frame draw:id="id57" presentation:style-name="a409" draw:name="Fußzeilenplatzhalter 5" svg:x="3.76969in" svg:y="5.64843in" svg:width="3.49409in" svg:height="0.42717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58" presentation:style-name="a412" draw:name="Foliennummernplatzhalter 6" svg:x="7.90354in" svg:y="5.64843in" svg:width="2.56811in" svg:height="0.42717in" presentation:class="page-number" presentation:placeholder="false">
        <draw:text-box>
          <text:p text:style-name="a411" text:class-names="" text:cond-style-name=""><text:span text:style-name="a410" text:class-names=""><text:page-number style:num-format="1" text:fixed="false"/></text:span></text:p>
        </draw:text-box>
        <svg:title/>
        <svg:desc/>
      </draw:frame>
      <presentation:notes style:page-layout-name="pageLayout2" draw:style-name="a429">
        <draw:page-thumbnail svg:x="0.23622in" svg:y="0.88858in" svg:width="7.79449in" svg:height="4.38425in" presentation:class="page" draw:id="id5" presentation:style-name="a413" draw:name="Folienbildplatzhalter 1">
          <svg:title/>
          <svg:desc/>
        </draw:page-thumbnail>
        <draw:frame draw:id="id6" presentation:style-name="a416" draw:name="Notizenplatzhalter 2" svg:x="0.82677in" svg:y="5.55394in" svg:width="6.61378in" svg:height="5.26142in" presentation:class="notes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7" presentation:style-name="a419" draw:name="Kopfzeilenplatzhalter 3" svg:x="0in" svg:y="0in" svg:width="3.5878in" svg:height="0.58425in" presentation:class="head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8" presentation:style-name="a422" draw:name="Datumsplatzhalter 4" svg:x="4.67953in" svg:y="0in" svg:width="3.5878in" svg:height="0.58425in" presentation:class="date-time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9" presentation:style-name="a425" draw:name="Fußzeilenplatzhalter 5" svg:x="0in" svg:y="11.10827in" svg:width="3.5878in" svg:height="0.58425in" presentation:class="footer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10" presentation:style-name="a428" draw:name="Foliennummernplatzhalter 6" svg:x="4.67953in" svg:y="11.10827in" svg:width="3.5878in" svg:height="0.58425in" presentation:class="page-number" presentation:placeholder="false">
          <draw:text-box>
            <text:p text:style-name="a427" text:class-names="" text:cond-style-name=""><text:span text:style-name="a4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430">
      <draw:frame draw:id="id59" presentation:style-name="a433" draw:name="Titel 1" svg:x="0.55079in" svg:y="0.24685in" svg:width="9.92087in" svg:height="1.03504in" presentation:class="title" presentation:placeholder="false">
        <draw:text-box>
          <text:p text:style-name="a432" text:class-names="" text:cond-style-name=""><text:span text:style-name="a431" text:class-names="">Titelmasterformat durch Klicken bearbeiten</text:span></text:p>
        </draw:text-box>
        <svg:title/>
        <svg:desc/>
      </draw:frame>
      <draw:frame draw:id="id60" presentation:style-name="a449" draw:name="Vertikaler Textplatzhalter 2" svg:x="0.55079in" svg:y="1.45039in" svg:width="9.92087in" svg:height="3.59606in" presentation:class="outline" presentation:placeholder="false">
        <draw:text-box>
          <text:list text:style-name="a436">
            <text:list-item>
              <text:p text:style-name="a435" text:class-names="" text:cond-style-name=""><text:span text:style-name="a434" text:class-names="">Formatvorlagen des Textmasters bearbeiten</text:span></text:p>
            </text:list-item>
          </text:list>
          <text:list text:style-name="a439">
            <text:list-item>
              <text:list text:style-name="a439">
                <text:list-item>
                  <text:p text:style-name="a438" text:class-names="" text:cond-style-name=""><text:span text:style-name="a437" text:class-names="">Zweite Ebene</text:span></text:p>
                </text:list-item>
              </text:list>
            </text:list-item>
          </text:list>
          <text:list text:style-name="a442">
            <text:list-item>
              <text:list text:style-name="a442">
                <text:list-item>
                  <text:list text:style-name="a442">
                    <text:list-item>
                      <text:p text:style-name="a441" text:class-names="" text:cond-style-name=""><text:span text:style-name="a440" text:class-names="">Dritte Ebene</text:span></text:p>
                    </text:list-item>
                  </text:list>
                </text:list-item>
              </text:list>
            </text:list-item>
          </text:list>
          <text:list text:style-name="a445">
            <text:list-item>
              <text:list text:style-name="a445">
                <text:list-item>
                  <text:list text:style-name="a445">
                    <text:list-item>
                      <text:list text:style-name="a445">
                        <text:list-item>
                          <text:p text:style-name="a444" text:class-names="" text:cond-style-name=""><text:span text:style-name="a44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8">
            <text:list-item>
              <text:list text:style-name="a448">
                <text:list-item>
                  <text:list text:style-name="a448">
                    <text:list-item>
                      <text:list text:style-name="a448">
                        <text:list-item>
                          <text:list text:style-name="a448">
                            <text:list-item>
                              <text:p text:style-name="a447" text:class-names="" text:cond-style-name=""><text:span text:style-name="a44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2" draw:name="Datumsplatzhalter 3" svg:x="0.55079in" svg:y="5.64843in" svg:width="2.56811in" svg:height="0.42717in" presentation:class="date-time" presentation:placeholder="false">
        <draw:text-box>
          <text:p text:style-name="a451" text:class-names="" text:cond-style-name=""><text:span text:style-name="a450" text:class-names=""/></text:p>
        </draw:text-box>
        <svg:title/>
        <svg:desc/>
      </draw:frame>
      <draw:frame draw:id="id62" presentation:style-name="a455" draw:name="Fußzeilenplatzhalter 4" svg:x="3.76969in" svg:y="5.64843in" svg:width="3.49409in" svg:height="0.42717in" presentation:class="footer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63" presentation:style-name="a458" draw:name="Foliennummernplatzhalter 5" svg:x="7.90354in" svg:y="5.64843in" svg:width="2.56811in" svg:height="0.42717in" presentation:class="page-number" presentation:placeholder="false">
        <draw:text-box>
          <text:p text:style-name="a457" text:class-names="" text:cond-style-name=""><text:span text:style-name="a456" text:class-names=""><text:page-number style:num-format="1" text:fixed="false"/></text:span></text:p>
        </draw:text-box>
        <svg:title/>
        <svg:desc/>
      </draw:frame>
      <presentation:notes style:page-layout-name="pageLayout2" draw:style-name="a475">
        <draw:page-thumbnail svg:x="0.23622in" svg:y="0.88858in" svg:width="7.79449in" svg:height="4.38425in" presentation:class="page" draw:id="id5" presentation:style-name="a459" draw:name="Folienbildplatzhalter 1">
          <svg:title/>
          <svg:desc/>
        </draw:page-thumbnail>
        <draw:frame draw:id="id6" presentation:style-name="a462" draw:name="Notizenplatzhalter 2" svg:x="0.82677in" svg:y="5.55394in" svg:width="6.61378in" svg:height="5.26142in" presentation:class="notes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7" presentation:style-name="a465" draw:name="Kopfzeilenplatzhalter 3" svg:x="0in" svg:y="0in" svg:width="3.5878in" svg:height="0.58425in" presentation:class="head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8" presentation:style-name="a468" draw:name="Datumsplatzhalter 4" svg:x="4.67953in" svg:y="0in" svg:width="3.5878in" svg:height="0.58425in" presentation:class="date-time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9" presentation:style-name="a471" draw:name="Fußzeilenplatzhalter 5" svg:x="0in" svg:y="11.10827in" svg:width="3.5878in" svg:height="0.58425in" presentation:class="footer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10" presentation:style-name="a474" draw:name="Foliennummernplatzhalter 6" svg:x="4.67953in" svg:y="11.10827in" svg:width="3.5878in" svg:height="0.58425in" presentation:class="page-number" presentation:placeholder="false">
          <draw:text-box>
            <text:p text:style-name="a473" text:class-names="" text:cond-style-name=""><text:span text:style-name="a4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476">
      <draw:frame draw:id="id64" presentation:style-name="a479" draw:name="Vertikaler Titel 1" svg:x="7.99306in" svg:y="0.24653in" svg:width="2.47917in" svg:height="4.80035in" presentation:class="title" presentation:placeholder="false">
        <draw:text-box>
          <text:p text:style-name="a478" text:class-names="" text:cond-style-name=""><text:span text:style-name="a477" text:class-names="">Titelmasterformat durch Klicken bearbeiten</text:span></text:p>
        </draw:text-box>
        <svg:title/>
        <svg:desc/>
      </draw:frame>
      <draw:frame draw:id="id65" presentation:style-name="a495" draw:name="Vertikaler Textplatzhalter 2" svg:x="0.55035in" svg:y="0.24653in" svg:width="7.27604in" svg:height="4.80035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Formatvorlagen des Textmasters bearbeiten</text:span></text:p>
            </text:list-item>
          </text:list>
          <text:list text:style-name="a485">
            <text:list-item>
              <text:list text:style-name="a485">
                <text:list-item>
                  <text:p text:style-name="a484" text:class-names="" text:cond-style-name=""><text:span text:style-name="a483" text:class-names="">Zweite Ebene</text:span></text:p>
                </text:list-item>
              </text:list>
            </text:list-item>
          </text:list>
          <text:list text:style-name="a488">
            <text:list-item>
              <text:list text:style-name="a488">
                <text:list-item>
                  <text:list text:style-name="a488">
                    <text:list-item>
                      <text:p text:style-name="a487" text:class-names="" text:cond-style-name=""><text:span text:style-name="a486" text:class-names="">Dritte Ebene</text:span></text:p>
                    </text:list-item>
                  </text:list>
                </text:list-item>
              </text:list>
            </text:list-item>
          </text:list>
          <text:list text:style-name="a491">
            <text:list-item>
              <text:list text:style-name="a491">
                <text:list-item>
                  <text:list text:style-name="a491">
                    <text:list-item>
                      <text:list text:style-name="a491">
                        <text:list-item>
                          <text:p text:style-name="a490" text:class-names="" text:cond-style-name=""><text:span text:style-name="a48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4">
            <text:list-item>
              <text:list text:style-name="a494">
                <text:list-item>
                  <text:list text:style-name="a494">
                    <text:list-item>
                      <text:list text:style-name="a494">
                        <text:list-item>
                          <text:list text:style-name="a494">
                            <text:list-item>
                              <text:p text:style-name="a493" text:class-names="" text:cond-style-name=""><text:span text:style-name="a49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8" draw:name="Datumsplatzhalter 3" svg:x="0.55079in" svg:y="5.64843in" svg:width="2.56811in" svg:height="0.42717in" presentation:class="date-time" presentation:placeholder="false">
        <draw:text-box>
          <text:p text:style-name="a497" text:class-names="" text:cond-style-name=""><text:span text:style-name="a496" text:class-names=""/></text:p>
        </draw:text-box>
        <svg:title/>
        <svg:desc/>
      </draw:frame>
      <draw:frame draw:id="id67" presentation:style-name="a501" draw:name="Fußzeilenplatzhalter 4" svg:x="3.76969in" svg:y="5.64843in" svg:width="3.49409in" svg:height="0.42717in" presentation:class="footer" presentation:placeholder="false">
        <draw:text-box>
          <text:p text:style-name="a500" text:class-names="" text:cond-style-name=""><text:span text:style-name="a499" text:class-names=""/></text:p>
        </draw:text-box>
        <svg:title/>
        <svg:desc/>
      </draw:frame>
      <draw:frame draw:id="id68" presentation:style-name="a504" draw:name="Foliennummernplatzhalter 5" svg:x="7.90354in" svg:y="5.64843in" svg:width="2.56811in" svg:height="0.42717in" presentation:class="page-number" presentation:placeholder="false">
        <draw:text-box>
          <text:p text:style-name="a503" text:class-names="" text:cond-style-name=""><text:span text:style-name="a502" text:class-names=""><text:page-number style:num-format="1" text:fixed="false"/></text:span></text:p>
        </draw:text-box>
        <svg:title/>
        <svg:desc/>
      </draw:frame>
      <presentation:notes style:page-layout-name="pageLayout2" draw:style-name="a521">
        <draw:page-thumbnail svg:x="0.23622in" svg:y="0.88858in" svg:width="7.79449in" svg:height="4.38425in" presentation:class="page" draw:id="id5" presentation:style-name="a505" draw:name="Folienbildplatzhalter 1">
          <svg:title/>
          <svg:desc/>
        </draw:page-thumbnail>
        <draw:frame draw:id="id6" presentation:style-name="a508" draw:name="Notizenplatzhalter 2" svg:x="0.82677in" svg:y="5.55394in" svg:width="6.61378in" svg:height="5.26142in" presentation:class="notes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7" presentation:style-name="a511" draw:name="Kopfzeilenplatzhalter 3" svg:x="0in" svg:y="0in" svg:width="3.5878in" svg:height="0.58425in" presentation:class="header" presentation:placeholder="false">
          <draw:text-box>
            <text:p text:style-name="a510" text:class-names="" text:cond-style-name=""><text:span text:style-name="a509" text:class-names=""/></text:p>
          </draw:text-box>
          <svg:title/>
          <svg:desc/>
        </draw:frame>
        <draw:frame draw:id="id8" presentation:style-name="a514" draw:name="Datumsplatzhalter 4" svg:x="4.67953in" svg:y="0in" svg:width="3.5878in" svg:height="0.58425in" presentation:class="date-time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9" presentation:style-name="a517" draw:name="Fußzeilenplatzhalter 5" svg:x="0in" svg:y="11.10827in" svg:width="3.5878in" svg:height="0.58425in" presentation:class="footer" presentation:placeholder="false">
          <draw:text-box>
            <text:p text:style-name="a516" text:class-names="" text:cond-style-name=""><text:span text:style-name="a515" text:class-names=""/></text:p>
          </draw:text-box>
          <svg:title/>
          <svg:desc/>
        </draw:frame>
        <draw:frame draw:id="id10" presentation:style-name="a520" draw:name="Foliennummernplatzhalter 6" svg:x="4.67953in" svg:y="11.10827in" svg:width="3.5878in" svg:height="0.58425in" presentation:class="page-number" presentation:placeholder="false">
          <draw:text-box>
            <text:p text:style-name="a519" text:class-names="" text:cond-style-name=""><text:span text:style-name="a51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2">
      <draw:frame draw:id="id69" presentation:style-name="a525" draw:name="Kopfzeilenplatzhalter 1" svg:x="0in" svg:y="0in" svg:width="3.5878in" svg:height="0.58425in" presentation:class="header" presentation:placeholder="false">
        <draw:text-box>
          <text:p text:style-name="a524" text:class-names="" text:cond-style-name=""><text:span text:style-name="a523" text:class-names=""/></text:p>
        </draw:text-box>
        <svg:title/>
        <svg:desc/>
      </draw:frame>
      <draw:frame draw:id="id70" presentation:style-name="a528" draw:name="Datumsplatzhalter 2" svg:x="4.67953in" svg:y="0in" svg:width="3.5878in" svg:height="0.58425in" presentation:class="date-time" presentation:placeholder="false">
        <draw:text-box>
          <text:p text:style-name="a527" text:class-names="" text:cond-style-name=""><text:span text:style-name="a526" text:class-names=""/></text:p>
        </draw:text-box>
        <svg:title/>
        <svg:desc/>
      </draw:frame>
      <draw:frame draw:id="id71" presentation:style-name="a531" draw:name="Fußzeilenplatzhalter 3" svg:x="0in" svg:y="11.10827in" svg:width="3.5878in" svg:height="0.58425in" presentation:class="footer" presentation:placeholder="false">
        <draw:text-box>
          <text:p text:style-name="a530" text:class-names="" text:cond-style-name=""><text:span text:style-name="a529" text:class-names=""/></text:p>
        </draw:text-box>
        <svg:title/>
        <svg:desc/>
      </draw:frame>
      <draw:frame draw:id="id72" presentation:style-name="a534" draw:name="Foliennummernplatzhalter 4" svg:x="4.67953in" svg:y="11.10827in" svg:width="3.5878in" svg:height="0.58425in" presentation:class="page-number" presentation:placeholder="false">
        <draw:text-box>
          <text:p text:style-name="a533" text:class-names="" text:cond-style-name=""><text:span text:style-name="a532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PC0YEMXU</meta:initial-creator>
    <dc:creator>Moosbauer Julia</dc:creator>
    <meta:creation-date>2018-08-21T16:49:30Z</meta:creation-date>
    <dc:date>2019-09-30T17:38:09Z</dc:date>
    <meta:editing-cycles>26</meta:editing-cycles>
    <meta:editing-duration>PT0S</meta:editing-duration>
    <meta:document-statistic meta:paragraph-count="21" meta:word-count="31"/>
  </office:meta>
</office:document-meta>
</file>

<file path=Object 1/content.xml><?xml version="1.0" encoding="utf-8"?>
<mml:math xmlns:mml="http://www.w3.org/1998/Math/MathML" display="block">
  <mml:mover accent="true">
    <mml:mi>f</mml:mi>
    <mml:mo>^</mml:mo>
  </mml:mover>
</mml:math>
</file>

<file path=Object 2/content.xml><?xml version="1.0" encoding="utf-8"?>
<mml:math xmlns:mml="http://www.w3.org/1998/Math/MathML" display="block">
  <mml:mover accent="true">
    <mml:mi>f</mml:mi>
    <mml:mo>^</mml:mo>
  </mml:mover>
</mml:math>
</file>